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dash" draw:stroke-dash="Fine_20_Dashed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t-to-size="false"/>
    </style:style>
    <style:style style:name="gr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11" style:family="graphic" style:parent-style-name="objectwithoutfill">
      <style:graphic-properties draw:stroke-dash="Fine_20_Dashed" draw:fill="non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13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4" style:family="graphic" style:parent-style-name="Номерки">
      <style:graphic-properties fo:min-width="0.008cm"/>
    </style:style>
    <style:style style:name="gr15" style:family="graphic" style:parent-style-name="Номерки">
      <style:graphic-properties fo:min-height="0.28cm"/>
    </style:style>
    <style:style style:name="gr16" style:family="graphic" style:parent-style-name="Номерки">
      <style:graphic-properties fo:min-height="0.3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18" style:family="graphic" style:parent-style-name="Номерки">
      <style:graphic-properties fo:min-width="0.184cm"/>
    </style:style>
    <style:style style:name="gr19" style:family="graphic" style:parent-style-name="Номерки">
      <style:graphic-properties fo:min-height="0.257cm" fo:min-width="0.239cm"/>
    </style:style>
    <style:style style:name="gr20" style:family="graphic" style:parent-style-name="Номерки">
      <style:graphic-properties fo:min-height="0.288cm" fo:min-width="0.018cm"/>
    </style:style>
    <style:style style:name="gr21" style:family="graphic" style:parent-style-name="standard">
      <style:graphic-properties draw:textarea-horizontal-align="justify" draw:textarea-vertical-align="middle" fo:padding-top="0cm" fo:padding-bottom="0cm" fo:wrap-option="wrap"/>
    </style:style>
    <style:style style:name="gr2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false" draw:fit-to-size="false"/>
    </style:style>
    <style:style style:name="gr24" style:family="graphic" style:parent-style-name="Номерки">
      <style:graphic-properties fo:min-height="0.288cm"/>
    </style:style>
    <style:style style:name="gr25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26" style:family="graphic" style:parent-style-name="Номерки">
      <style:graphic-properties fo:min-height="0.185cm" fo:min-width="0.405cm"/>
    </style:style>
    <style:style style:name="gr27" style:family="graphic" style:parent-style-name="Номерки">
      <style:graphic-properties fo:min-height="0.51cm" fo:min-width="0.344cm"/>
    </style:style>
    <style:style style:name="gr28" style:family="graphic" style:parent-style-name="Номерки">
      <style:graphic-properties fo:min-height="0.107cm" fo:min-width="0.119cm"/>
    </style:style>
    <style:style style:name="gr29" style:family="graphic" style:parent-style-name="standard">
      <style:graphic-properties draw:stroke="none" draw:fill="none" draw:fit-to-siz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31" style:family="graphic" style:parent-style-name="Номерки">
      <style:graphic-properties fo:min-height="0.193cm"/>
    </style:style>
    <style:style style:name="gr32" style:family="graphic" style:parent-style-name="Номерки">
      <style:graphic-properties fo:min-height="0.108cm" fo:min-width="0.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end"/>
      <style:text-properties fo:hyphenate="true"/>
    </style:style>
    <style:style style:name="P7" style:family="paragraph">
      <style:paragraph-properties fo:text-align="start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hyphenate="true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end" fo:text-indent="2.804cm"/>
      <style:text-properties fo:hyphenate="true"/>
    </style:style>
    <style:style style:name="P13" style:family="paragraph">
      <style:paragraph-properties fo:text-align="center"/>
      <style:text-properties fo:font-size="10pt" style:font-size-asian="10pt" style:font-size-complex="10pt" fo:hyphenate="true"/>
    </style:style>
    <style:style style:name="P14" style:family="paragraph">
      <style:paragraph-properties fo:margin-left="0cm" fo:margin-right="0cm" fo:text-align="start" fo:text-indent="1.276cm"/>
    </style:style>
    <style:style style:name="P15" style:family="paragraph">
      <style:paragraph-properties fo:margin-left="0cm" fo:margin-right="0cm" fo:text-align="start" fo:text-indent="3.981cm"/>
    </style:style>
    <style:style style:name="P16" style:family="paragraph">
      <style:paragraph-properties fo:margin-left="0cm" fo:margin-right="0cm" fo:text-align="start" fo:text-indent="2.694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family="'GOST type B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standard" draw:text-style-name="P2" xml:id="id1" draw:id="id1" draw:layer="layout" svg:width="2.25cm" svg:height="0.75cm" svg:x="9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" draw:id="id2" draw:layer="layout" svg:width="2.25cm" svg:height="1.5cm" svg:x="9cm" svg:y="4.5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3" draw:id="id3" draw:layer="layout" svg:width="2.25cm" svg:height="1.5cm" svg:x="9cm" svg:y="13cm">
          <text:p text:style-name="P4"><text:span text:style-name="T2">Ready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layer="layout" svg:width="2.25cm" svg:height="0.75cm" svg:x="9cm" svg:y="23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4" draw:id="id4" draw:layer="layout" svg:width="2.25cm" svg:height="1.5cm" svg:x="15.5cm" svg:y="17.5cm">
          <text:p text:style-name="P3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Слой4" svg:x1="10.125cm" svg:y1="5.912cm" svg:x2="10.125cm" svg:y2="13cm" draw:start-shape="id2" draw:start-glue-point="6" draw:end-shape="id3" draw:end-glue-point="4" svg:d="m10125 5912v7088">
          <text:p/>
        </draw:connector>
        <draw:connector draw:style-name="Соединение" draw:layer="Слой4" svg:x1="10.125cm" svg:y1="14.5cm" svg:x2="10.125cm" svg:y2="15cm" draw:start-shape="id3" draw:start-glue-point="6" svg:d="m10125 14500v500">
          <text:p/>
        </draw:connector>
        <draw:connector draw:style-name="Соединение" draw:layer="Слой4" svg:x1="10.125cm" svg:y1="16.5cm" svg:x2="10.125cm" svg:y2="17cm" svg:d="m10125 16500v500">
          <text:p/>
        </draw:connector>
        <draw:connector draw:style-name="Соединение" draw:layer="Слой4" svg:x1="11.25cm" svg:y1="13.75cm" svg:x2="16.625cm" svg:y2="17.5cm" draw:start-shape="id3" draw:start-glue-point="7" draw:end-shape="id4" draw:end-glue-point="4" svg:d="m11250 13750h5375v3750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Номерки" draw:layer="layout" svg:width="0.29cm" svg:height="0.386cm" svg:x="16.98cm" svg:y="15.722cm">
          <draw:text-box>
            <text:p>12</text:p>
          </draw:text-box>
        </draw:frame>
        <draw:frame draw:style-name="gr2" draw:text-style-name="P6" draw:layer="layout" svg:width="5cm" svg:height="2.716cm" svg:x="2.4cm" svg:y="14.284cm">
          <draw:text-box>
            <text:p text:style-name="P6">Пользовательская функция GetRoot находит корень функции f(x) на интервале [a,b] с точностью eps. Возвращает 0, если не возникло ошибок при поиске корня, иначе возвращает определённый код ошибки.</text:p>
          </draw:text-box>
        </draw:frame>
        <draw:polyline draw:style-name="gr3" xml:id="id5" draw:id="id5" draw:layer="layout" svg:width="0.599cm" svg:height="2.999cm" svg:x="6.9cm" svg:y="14cm" svg:viewBox="0 0 600 3000" draw:points="0,0 600,0 600,3000 0,3000">
          <text:p/>
        </draw:polyline>
        <draw:connector draw:style-name="gr4" draw:layer="layout" draw:type="line" svg:x1="7.5cm" svg:y1="15.5cm" svg:x2="9cm" svg:y2="17.75cm" draw:start-shape="id5" draw:start-glue-point="1" draw:end-shape="id6" draw:end-glue-point="3" svg:d="m7500 15500 1500 2250">
          <text:p/>
        </draw:connector>
        <draw:polyline draw:style-name="gr3" xml:id="id7" draw:id="id7" draw:layer="layout" svg:width="0.599cm" svg:height="6.235cm" draw:transform="rotate (3.1415926535892) translate (13.0560000001349cm 7.945cm)" svg:viewBox="0 0 600 6236" draw:points="0,0 600,0 600,6236 0,6236">
          <text:p/>
        </draw:polyline>
        <draw:connector draw:style-name="gr4" draw:layer="layout" draw:type="line" svg:x1="11.25cm" svg:y1="3.625cm" svg:x2="12.456cm" svg:y2="4.827cm" draw:start-shape="id1" draw:start-glue-point="7" draw:end-shape="id7" draw:end-glue-point="3" svg:d="m11250 3625 1206 1202">
          <text:p/>
        </draw:connector>
        <draw:frame draw:style-name="gr5" draw:text-style-name="P7" draw:layer="layout" svg:width="7cm" svg:height="6.546cm" svg:x="12.556cm" svg:y="1.738cm">
          <draw:text-box>
            <text:p text:style-name="P7">Обобщенный алгоритм поиска корня монотонной функции.</text:p>
            <text:p text:style-name="P7">Используемые структуры данных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f_root - вещественное - найденный корень;</text:p>
            <text:p text:style-name="P7">log - булевская - показывает статус выполнения программы (true - продолжение работы, false - завершение работы):</text:p>
            <text:p text:style-name="P7">code - целое - содержит код ошибки, возвращаемый функцией получения корня.</text:p>
            <text:p text:style-name="P7">Также используется некоторая произвольная пользовательская функция f(x), где х - вещественное, возвращающая вещественное число.</text:p>
            <text:p text:style-name="P7"/>
          </draw:text-box>
        </draw:frame>
        <draw:frame draw:style-name="gr6" draw:layer="layout" svg:width="0.5cm" svg:height="0.5cm" svg:x="10.233cm" svg:y="9.803cm">
          <draw:text-box>
            <text:p>да</text:p>
          </draw:text-box>
        </draw:frame>
        <draw:frame draw:style-name="gr6" draw:layer="layout" svg:width="0.756cm" svg:height="0.5cm" svg:x="11.104cm" svg:y="8.75cm">
          <draw:text-box>
            <text:p>нет</text:p>
          </draw:text-box>
        </draw:frame>
        <draw:frame draw:style-name="gr6" draw:layer="layout" svg:width="0.5cm" svg:height="0.5cm" svg:x="10.183cm" svg:y="14.258cm">
          <draw:text-box>
            <text:p>да</text:p>
          </draw:text-box>
        </draw:frame>
        <draw:frame draw:style-name="gr6" draw:layer="layout" svg:width="0.756cm" svg:height="0.5cm" svg:x="11.163cm" svg:y="13.25cm">
          <draw:text-box>
            <text:p>нет</text:p>
          </draw:text-box>
        </draw:frame>
        <draw:frame draw:style-name="gr2" draw:text-style-name="P8" draw:layer="layout" svg:width="4cm" svg:height="1.654cm" svg:x="3.5cm" svg:y="2.346cm">
          <draw:text-box>
            <text:p text:style-name="P8">Программа находит корень функции f(x) на интервале [a,b] с точностью eps</text:p>
          </draw:text-box>
        </draw:frame>
        <draw:polyline draw:style-name="gr3" xml:id="id8" draw:id="id8" draw:layer="layout" svg:width="0.599cm" svg:height="1.653cm" svg:x="7.076cm" svg:y="2.346cm" svg:viewBox="0 0 600 1654" draw:points="0,0 600,0 600,1654 0,1654">
          <text:p/>
        </draw:polyline>
        <draw:connector draw:style-name="gr4" draw:layer="layout" draw:type="line" svg:x1="7.676cm" svg:y1="3.173cm" svg:x2="9cm" svg:y2="5.25cm" draw:start-shape="id8" draw:start-glue-point="1" draw:end-shape="id2" draw:end-glue-point="5" svg:d="m7676 3173 1324 2077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custom-shape draw:style-name="gr7" draw:text-style-name="P4" draw:layer="layout" svg:width="2.25cm" svg:height="1.5cm" svg:x="9cm" svg:y="15cm">
          <text:p text:style-name="P4">i=1;MAX_K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9" xml:id="id6" draw:id="id6" draw:layer="layout" svg:width="2.25cm" svg:height="1.5cm" svg:x="9cm" svg:y="17cm">
          <text:p text:style-name="P9">Посчитать сочетание из n по 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draw:layer="layout" svg:width="2.25cm" svg:height="1.5cm" svg:x="12.25cm" svg:y="17cm">
          <text:p text:style-name="P3">Cочетания: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draw:layer="layout" svg:width="2.25cm" svg:height="1.5cm" svg:x="12.25cm" svg:y="19cm">
          <text:p text:style-name="P4">i=1;MAX_K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ndard" draw:layer="layout" svg:width="2.25cm" svg:height="1.5cm" svg:x="12.25cm" svg:y="21cm">
          <text:p text:style-name="P3">M[i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2" draw:style-name="dp1" draw:master-page-name="Обычный">
        <draw:connector draw:style-name="Соединение" draw:layer="layout" svg:x1="7.375cm" svg:y1="8.254cm" svg:x2="7.375cm" svg:y2="9.254cm" draw:start-shape="id9" draw:start-glue-point="6" svg:d="m7375 8254v1000">
          <text:p/>
        </draw:connector>
        <draw:custom-shape draw:style-name="gr1" draw:text-style-name="P10" xml:id="id9" draw:id="id9" draw:layer="layout" svg:width="2.25cm" svg:height="1.5cm" svg:x="6.25cm" svg:y="6.754cm">
          <text:p text:style-name="P4"><text:span text:style-name="T1">ch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6.25cm" svg:y1="7.504cm" svg:x2="4.625cm" svg:y2="9.254cm" draw:start-shape="id9" draw:start-glue-point="5" draw:end-shape="id10" draw:end-glue-point="0" svg:d="m6250 7504h-1625v1750">
          <text:p/>
        </draw:connector>
        <draw:connector draw:style-name="Соединение" draw:layer="layout" svg:x1="4.625cm" svg:y1="10.754cm" svg:x2="7.375cm" svg:y2="13.254cm" draw:start-shape="id10" draw:start-glue-point="2" draw:end-shape="id11" draw:end-glue-point="0" svg:d="m4625 10754v2500h2750">
          <text:p/>
        </draw:connector>
        <draw:frame draw:style-name="Номерки" draw:layer="layout" svg:width="0.194cm" svg:height="0.386cm" svg:x="6.755cm" svg:y="6.859cm">
          <draw:text-box>
            <text:p>3</text:p>
          </draw:text-box>
        </draw:frame>
        <draw:frame draw:style-name="gr8" draw:layer="layout" svg:width="0.496cm" svg:height="0.5cm" svg:x="7.375cm" svg:y="8.149cm">
          <draw:text-box>
            <text:p>'B'</text:p>
          </draw:text-box>
        </draw:frame>
        <draw:connector draw:style-name="Соединение" draw:layer="layout" svg:x1="8.5cm" svg:y1="7.504cm" svg:x2="10.375cm" svg:y2="9.254cm" draw:start-shape="id9" draw:start-glue-point="7" draw:end-shape="id12" draw:end-glue-point="0" svg:d="m8500 7504h1875v1750">
          <text:p/>
        </draw:connector>
        <draw:frame draw:style-name="Номерки" draw:layer="layout" svg:width="0.362cm" svg:height="0.386cm" svg:x="5.865cm" svg:y="7.003cm">
          <draw:text-box>
            <text:p>'<text:span text:style-name="T1">A</text:span>'</text:p>
          </draw:text-box>
        </draw:frame>
        <draw:frame draw:style-name="Номерки" draw:layer="layout" svg:width="0.849cm" svg:height="0.386cm" svg:x="8.521cm" svg:y="6.972cm">
          <draw:text-box>
            <text:p><text:span text:style-name="T1">иначе</text:span></text:p>
          </draw:text-box>
        </draw:frame>
        <draw:custom-shape draw:style-name="gr9" draw:text-style-name="P10" xml:id="id10" draw:id="id10" draw:layer="layout" svg:width="2.25cm" svg:height="1.5cm" svg:x="3.5cm" svg:y="9.254cm">
          <text:p text:style-name="P4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3" draw:id="id13" draw:layer="layout" svg:width="2.25cm" svg:height="1.5cm" svg:x="6.25cm" svg:y="9.254cm">
          <text:p text:style-name="P4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2" draw:id="id12" draw:layer="layout" svg:width="2.25cm" svg:height="1.5cm" svg:x="9.25cm" svg:y="9.254cm">
          <text:p text:style-name="P4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6" draw:id="id16" draw:layer="layout" svg:width="2.25cm" svg:height="1.5cm" svg:x="9.25cm" svg:y="11.254cm">
          <text:p text:style-name="P4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0" xml:id="id15" draw:id="id15" draw:layer="layout" svg:width="2.25cm" svg:height="1.5cm" svg:x="9.25cm" svg:y="13.254cm">
          <text:p text:style-name="P4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4" draw:id="id14" draw:layer="layout" svg:width="2.25cm" svg:height="1.5cm" svg:x="6.25cm" svg:y="15.754cm">
          <text:p text:style-name="P4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xml:id="id11" draw:id="id11" draw:layer="layout" svg:x1="7.375cm" svg:y1="10.754cm" svg:x2="7.375cm" svg:y2="15.754cm" draw:start-shape="id13" draw:start-glue-point="2" draw:end-shape="id14" draw:end-glue-point="0" svg:d="m7375 10754v5000">
          <text:p/>
        </draw:connector>
        <draw:connector draw:style-name="standard" xml:id="id17" draw:id="id17" draw:layer="layout" svg:x1="10.375cm" svg:y1="14.754cm" svg:x2="7.375cm" svg:y2="15.754cm" draw:start-shape="id15" draw:start-glue-point="2" draw:end-shape="id14" draw:end-glue-point="4" svg:d="m10375 14754v500h-3000v500">
          <text:p/>
        </draw:connector>
        <draw:connector draw:style-name="Соединение" draw:layer="layout" svg:x1="9.25cm" svg:y1="12.004cm" svg:x2="8.875cm" svg:y2="15.254cm" draw:start-shape="id16" draw:start-glue-point="5" draw:end-shape="id17" draw:end-glue-point="0" svg:d="m9250 12004h-375v3250">
          <text:p/>
        </draw:connector>
        <draw:connector draw:style-name="Соединение" draw:layer="layout" svg:x1="10.375cm" svg:y1="12.754cm" svg:x2="10.375cm" svg:y2="13.254cm" draw:start-shape="id16" draw:start-glue-point="6" draw:end-shape="id15" draw:end-glue-point="0" svg:d="m10375 12754v500">
          <text:p/>
        </draw:connector>
        <draw:connector draw:style-name="Соединение" draw:layer="layout" svg:x1="10.375cm" svg:y1="10.754cm" svg:x2="10.375cm" svg:y2="11.254cm" draw:start-shape="id12" draw:start-glue-point="2" draw:end-shape="id16" svg:d="m10375 10754v500">
          <text:p/>
        </draw:connector>
        <draw:custom-shape draw:style-name="gr9" draw:text-style-name="P10" xml:id="id20" draw:id="id20" draw:layer="layout" svg:width="2.25cm" svg:height="1.5cm" svg:x="6.25cm" svg:y="4.254cm">
          <text:p text:style-name="P4"><text:span text:style-name="T1">ch='Y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25" draw:id="id25" draw:layer="layout" svg:width="2.25cm" svg:height="0.75cm" svg:x="6.25cm" svg:y="3.00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1" draw:id="id21" draw:layer="layout" svg:width="2.25cm" svg:height="1.5cm" svg:x="6.25cm" svg:y="17.754cm">
          <text:p text:style-name="P3"><text:span text:style-name="T1">Сообщение об ошибк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22" draw:id="id22" draw:layer="layout" svg:width="2.25cm" svg:height="1.5cm" svg:x="6.25cm" svg:y="19.754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0" xml:id="id18" draw:id="id18" draw:layer="layout" svg:width="2.25cm" svg:height="1.5cm" svg:x="6.25cm" svg:y="21.754cm">
          <text:p text:style-name="P4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6.25cm" svg:y1="22.504cm" svg:x2="7.375cm" svg:y2="6.254cm" draw:start-shape="id18" draw:start-glue-point="5" draw:end-shape="id19" draw:end-glue-point="0" svg:d="m6250 22504h-3250v-16250h4375">
          <text:p/>
        </draw:connector>
        <draw:connector draw:style-name="Соединение" xml:id="id19" draw:id="id19" draw:layer="layout" svg:x1="7.375cm" svg:y1="5.754cm" svg:x2="7.375cm" svg:y2="6.754cm" draw:start-shape="id20" draw:start-glue-point="2" svg:d="m7375 5754v1000">
          <text:p/>
        </draw:connector>
        <draw:connector draw:style-name="Соединение" draw:layer="layout" draw:line-skew="-3.034cm" svg:x1="6.25cm" svg:y1="16.504cm" svg:x2="7.375cm" svg:y2="6.254cm" draw:start-shape="id14" draw:start-glue-point="5" draw:end-shape="id19" draw:end-glue-point="0" svg:d="m6250 16504h-3250v-10250h4375">
          <text:p/>
        </draw:connector>
        <draw:connector draw:style-name="Соединение" draw:layer="layout" svg:x1="7.375cm" svg:y1="17.254cm" svg:x2="7.375cm" svg:y2="17.754cm" draw:start-shape="id14" draw:start-glue-point="6" draw:end-shape="id21" draw:end-glue-point="4" svg:d="m7375 17254v500">
          <text:p/>
        </draw:connector>
        <draw:connector draw:style-name="Соединение" draw:layer="layout" svg:x1="7.375cm" svg:y1="19.166cm" svg:x2="7.375cm" svg:y2="19.754cm" draw:start-shape="id21" draw:start-glue-point="6" draw:end-shape="id22" draw:end-glue-point="5" svg:d="m7375 19166v588">
          <text:p/>
        </draw:connector>
        <draw:connector draw:style-name="Соединение" draw:layer="layout" svg:x1="7.375cm" svg:y1="21.254cm" svg:x2="7.375cm" svg:y2="21.754cm" draw:start-shape="id22" draw:start-glue-point="8" draw:end-shape="id18" draw:end-glue-point="4" svg:d="m7375 21254v500">
          <text:p/>
        </draw:connector>
        <draw:custom-shape draw:style-name="gr9" draw:text-style-name="P10" xml:id="id23" draw:id="id23" draw:layer="layout" svg:width="2.25cm" svg:height="1.5cm" svg:x="6.25cm" svg:y="23.754cm">
          <text:p text:style-name="P4"><text:span text:style-name="T1">log=log and (b&gt;a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4" draw:id="id24" draw:layer="layout" svg:width="1cm" svg:height="1cm" svg:x="6.877cm" svg:y="25.91cm">
          <text:p text:style-name="P4">9</text:p>
          <text:p text:style-name="P4">14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5cm" svg:y1="25.254cm" svg:x2="7.377cm" svg:y2="25.91cm" draw:start-shape="id23" draw:start-glue-point="2" draw:end-shape="id24" draw:end-glue-point="4" svg:d="m7375 25254 2 656">
          <text:p/>
        </draw:connector>
        <draw:connector draw:style-name="Соединение" draw:layer="layout" svg:x1="7.375cm" svg:y1="23.254cm" svg:x2="7.375cm" svg:y2="23.754cm" draw:start-shape="id18" draw:start-glue-point="6" draw:end-shape="id23" svg:d="m7375 23254v500">
          <text:p/>
        </draw:connector>
        <draw:connector draw:style-name="Соединение" draw:layer="layout" svg:x1="7.375cm" svg:y1="3.754cm" svg:x2="7.375cm" svg:y2="4.254cm" draw:start-shape="id25" draw:start-glue-point="6" draw:end-shape="id20" draw:end-glue-point="0" svg:d="m7375 3754v500">
          <text:p/>
        </draw:connector>
        <draw:polyline draw:style-name="gr3" xml:id="id26" draw:id="id26" draw:layer="layout" svg:width="-0.599cm" svg:height="-0.854cm" svg:x="10.799cm" svg:y="22.928cm" svg:viewBox="0 0 -600 -855" draw:points="0,0 600,0 600,855 0,855">
          <text:p/>
        </draw:polyline>
        <draw:connector draw:style-name="gr4" draw:layer="layout" draw:type="line" svg:x1="10.199cm" svg:y1="22.5cm" svg:x2="8.5cm" svg:y2="22.504cm" draw:start-shape="id26" draw:start-glue-point="3" draw:end-shape="id18" draw:end-glue-point="7" svg:d="m10199 22500-1699 4">
          <text:p/>
        </draw:connector>
        <draw:frame draw:style-name="gr10" draw:text-style-name="P11" draw:layer="layout" svg:width="3.725cm" svg:height="0.648cm" svg:x="10.199cm" svg:y="22.28cm">
          <draw:text-box>
            <text:p text:style-name="P11">not log or b&gt;a or ch='N'</text:p>
          </draw:text-box>
        </draw:frame>
        <draw:line draw:style-name="Соединение" draw:layer="layout" svg:x1="5cm" svg:y1="16.504cm" svg:x2="3cm" svg:y2="16.504cm">
          <text:p/>
        </draw:line>
        <draw:line draw:style-name="Соединение" draw:layer="layout" svg:x1="6cm" svg:y1="22.504cm" svg:x2="4.5cm" svg:y2="22.504cm">
          <text:p/>
        </draw:line>
        <draw:line draw:style-name="Соединение" draw:layer="layout" svg:x1="3cm" svg:y1="18.004cm" svg:x2="3cm" svg:y2="16.504cm">
          <text:p/>
        </draw:line>
        <draw:line draw:style-name="Соединение" draw:layer="layout" svg:x1="9.968cm" svg:y1="15.254cm" svg:x2="8.875cm" svg:y2="15.254cm">
          <text:p/>
        </draw:line>
        <draw:line draw:style-name="Соединение" draw:layer="layout" svg:x1="8.875cm" svg:y1="15.254cm" svg:x2="7.375cm" svg:y2="15.254cm">
          <text:p/>
        </draw:line>
        <draw:polyline draw:style-name="gr11" xml:id="id28" draw:id="id28" draw:layer="layout" svg:width="0.599cm" svg:height="3.031cm" draw:transform="rotate (3.1415926535892) translate (12.9240000000342cm 11.016cm)" svg:viewBox="0 0 600 3032" draw:points="0,0 600,0 600,3032 0,3032">
          <text:p/>
        </draw:polyline>
        <draw:frame draw:style-name="gr6" draw:text-style-name="P11" draw:layer="layout" svg:width="7.5cm" svg:height="3.535cm" svg:x="12.5cm" svg:y="7.965cm">
          <draw:text-box>
            <text:p text:style-name="P11">Пользовательская функция GetParam запрашивает у <text:s/>пользователя и возвращает значение некоторого вещественного числа - одного из параметров расчета, </text:p>
            <text:p text:style-name="P11">При вызове функции передаётся имя параметра, его дополнительное описание и флаговая переменная для отслеживания ошибок.</text:p>
            <text:p text:style-name="P11"/>
          </draw:text-box>
        </draw:frame>
        <draw:frame draw:style-name="gr12" draw:text-style-name="P7" draw:layer="layout" svg:width="10.285cm" svg:height="6cm" svg:x="9.5cm" svg:y="1.5cm">
          <draw:text-box>
            <text:p text:style-name="P7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7">function InputData(var a,b,eps:real):boolean;</text:p>
            <text:p text:style-name="P7">Используемые параметры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Используемые локальные переменные:</text:p>
            <text:p text:style-name="P11">ch - символ - ответ пользователя на запросы программы;</text:p>
            <text:p text:style-name="P7">log - логическая - указывает на отсутствие ошибок ввода при значении true.</text:p>
          </draw:text-box>
        </draw:frame>
        <draw:polyline draw:style-name="gr3" xml:id="id27" draw:id="id27" draw:layer="layout" svg:width="0.599cm" svg:height="4.678cm" draw:transform="rotate (3.1415926535892) translate (10.1000000000591cm 6.179cm)" svg:viewBox="0 0 600 4679" draw:points="0,0 600,0 600,4679 0,4679">
          <text:p/>
        </draw:polyline>
        <draw:connector draw:style-name="gr4" draw:layer="layout" draw:type="line" svg:x1="9.5cm" svg:y1="3.839cm" svg:x2="8.5cm" svg:y2="3.379cm" draw:start-shape="id27" draw:start-glue-point="3" draw:end-shape="id25" draw:end-glue-point="7" svg:d="m9500 3839-1000-460">
          <text:p/>
        </draw:connector>
        <draw:connector draw:style-name="gr4" draw:layer="layout" draw:type="line" svg:x1="12.324cm" svg:y1="9.5cm" svg:x2="11.5cm" svg:y2="10.004cm" draw:start-shape="id28" draw:start-glue-point="3" draw:end-shape="id12" draw:end-glue-point="1" svg:d="m12324 9500-824 504">
          <text:p/>
        </draw:connector>
        <draw:frame draw:style-name="Номерки" draw:layer="layout" svg:width="0.194cm" svg:height="0.386cm" svg:x="6.62cm" svg:y="2.709cm">
          <draw:text-box>
            <text:p>1</text:p>
          </draw:text-box>
        </draw:frame>
        <draw:frame draw:style-name="Номерки" draw:layer="layout" svg:width="0.194cm" svg:height="0.386cm" svg:x="6.535cm" svg:y="4.006cm">
          <draw:text-box>
            <text:p>2</text:p>
          </draw:text-box>
        </draw:frame>
        <draw:frame draw:style-name="Номерки" draw:layer="layout" svg:width="0.194cm" svg:height="0.386cm" svg:x="3.752cm" svg:y="8.991cm">
          <draw:text-box>
            <text:p>4</text:p>
          </draw:text-box>
        </draw:frame>
        <draw:frame draw:style-name="Номерки" draw:layer="layout" svg:width="0.194cm" svg:height="0.386cm" svg:x="6.481cm" svg:y="8.989cm">
          <draw:text-box>
            <text:p>5</text:p>
          </draw:text-box>
        </draw:frame>
        <draw:frame draw:style-name="Номерки" draw:layer="layout" svg:width="0.194cm" svg:height="0.386cm" svg:x="9.488cm" svg:y="8.991cm">
          <draw:text-box>
            <text:p>6</text:p>
          </draw:text-box>
        </draw:frame>
        <draw:frame draw:style-name="Номерки" draw:layer="layout" svg:width="0.194cm" svg:height="0.386cm" svg:x="9.727cm" svg:y="11.348cm">
          <draw:text-box>
            <text:p>7</text:p>
          </draw:text-box>
        </draw:frame>
        <draw:frame draw:style-name="Номерки" draw:layer="layout" svg:width="0.194cm" svg:height="0.386cm" svg:x="9.505cm" svg:y="13.02cm">
          <draw:text-box>
            <text:p>8</text:p>
          </draw:text-box>
        </draw:frame>
        <draw:frame draw:style-name="Номерки" draw:layer="layout" svg:width="0.194cm" svg:height="0.386cm" svg:x="6.757cm" svg:y="15.854cm">
          <draw:text-box>
            <text:p>9</text:p>
          </draw:text-box>
        </draw:frame>
        <draw:frame draw:style-name="Номерки" draw:layer="layout" svg:width="0.29cm" svg:height="0.386cm" svg:x="6.47cm" svg:y="17.459cm">
          <draw:text-box>
            <text:p>10</text:p>
          </draw:text-box>
        </draw:frame>
        <draw:frame draw:style-name="Номерки" draw:layer="layout" svg:width="0.239cm" svg:height="0.386cm" svg:x="6.837cm" svg:y="19.474cm">
          <draw:text-box>
            <text:p>11</text:p>
          </draw:text-box>
        </draw:frame>
        <draw:frame draw:style-name="Номерки" draw:layer="layout" svg:width="0.29cm" svg:height="0.386cm" svg:x="6.726cm" svg:y="21.847cm">
          <draw:text-box>
            <text:p>12</text:p>
          </draw:text-box>
        </draw:frame>
        <draw:frame draw:style-name="Номерки" draw:layer="layout" svg:width="0.29cm" svg:height="0.386cm" svg:x="6.47cm" svg:y="23.486cm">
          <draw:text-box>
            <text:p>13</text:p>
          </draw:text-box>
        </draw:frame>
        <draw:line draw:style-name="standard" draw:layer="layout" svg:x1="7.124cm" svg:y1="26.314cm" svg:x2="7.624cm" svg:y2="26.314cm">
          <text:p/>
        </draw:line>
      </draw:page>
      <draw:page draw:name="page3" draw:style-name="dp1" draw:master-page-name="Обычный">
        <draw:custom-shape draw:style-name="gr13" draw:text-style-name="P10" xml:id="id30" draw:id="id30" draw:layer="layout" svg:width="2.25cm" svg:height="1.5cm" svg:x="6.25cm" svg:y="14.511cm">
          <text:p text:style-name="P4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32" draw:id="id32" draw:layer="layout" svg:width="2.25cm" svg:height="1.5cm" svg:x="6.25cm" svg:y="10.011cm">
          <text:p text:style-name="P3"><text:span text:style-name="T1">Ошибка! eps&lt;0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33" draw:id="id33" draw:layer="layout" svg:width="2.25cm" svg:height="1.5cm" svg:x="6.25cm" svg:y="12.011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0" xml:id="id29" draw:id="id29" draw:layer="layout" svg:width="2.25cm" svg:height="1.5cm" svg:x="6.25cm" svg:y="8.011cm">
          <text:p text:style-name="P3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7.375cm" svg:y1="7.511cm" svg:x2="7.375cm" svg:y2="8.011cm" draw:end-shape="id29" draw:end-glue-point="4" svg:d="m7375 7511v500">
          <text:p/>
        </draw:connector>
        <draw:connector draw:style-name="Соединение" draw:layer="layout" svg:x1="6.25cm" svg:y1="15.261cm" svg:x2="7.375cm" svg:y2="5.5cm" draw:start-shape="id30" draw:start-glue-point="5" draw:end-shape="id31" draw:end-glue-point="0" svg:d="m6250 15261h-750v-9761h1875">
          <text:p/>
        </draw:connector>
        <draw:connector draw:style-name="Соединение" draw:layer="layout" svg:x1="7.375cm" svg:y1="9.511cm" svg:x2="7.375cm" svg:y2="10.011cm" draw:start-shape="id29" draw:start-glue-point="6" draw:end-shape="id32" draw:end-glue-point="4" svg:d="m7375 9511v500">
          <text:p/>
        </draw:connector>
        <draw:connector draw:style-name="Соединение" draw:layer="layout" svg:x1="7.375cm" svg:y1="11.423cm" svg:x2="7.375cm" svg:y2="12.011cm" draw:start-shape="id32" draw:start-glue-point="6" draw:end-shape="id33" draw:end-glue-point="5" svg:d="m7375 11423v588">
          <text:p/>
        </draw:connector>
        <draw:connector draw:style-name="Соединение" xml:id="id34" draw:id="id34" draw:layer="layout" svg:x1="7.375cm" svg:y1="13.511cm" svg:x2="7.375cm" svg:y2="14.511cm" draw:start-shape="id33" draw:start-glue-point="8" draw:end-shape="id30" draw:end-glue-point="4" svg:d="m7375 13511v1000">
          <text:p/>
        </draw:connector>
        <draw:connector draw:style-name="Соединение" draw:layer="layout" draw:line-skew="0.284cm" svg:x1="8.5cm" svg:y1="8.761cm" svg:x2="7.375cm" svg:y2="14.011cm" draw:start-shape="id29" draw:start-glue-point="7" draw:end-shape="id34" draw:end-glue-point="0" svg:d="m8500 8761h500v5250h-1625">
          <text:p/>
        </draw:connector>
        <draw:frame draw:style-name="gr6" draw:layer="layout" svg:width="0.5cm" svg:height="0.5cm" svg:x="8.506cm" svg:y="8.254cm">
          <draw:text-box>
            <text:p>да</text:p>
          </draw:text-box>
        </draw:frame>
        <draw:frame draw:style-name="gr6" draw:layer="layout" svg:width="0.756cm" svg:height="0.5cm" svg:x="7.381cm" svg:y="9.332cm">
          <draw:text-box>
            <text:p>нет</text:p>
          </draw:text-box>
        </draw:frame>
        <draw:frame draw:style-name="gr14" draw:layer="layout" svg:width="0.29cm" svg:height="0.386cm" svg:x="6.674cm" svg:y="8.131cm">
          <draw:text-box>
            <text:p>16</text:p>
          </draw:text-box>
        </draw:frame>
        <draw:frame draw:style-name="gr15" draw:layer="layout" svg:width="0.29cm" svg:height="0.386cm" svg:x="6.509cm" svg:y="9.679cm">
          <draw:text-box>
            <text:p>17</text:p>
          </draw:text-box>
        </draw:frame>
        <draw:frame draw:style-name="gr16" draw:layer="layout" svg:width="0.311cm" svg:height="0.395cm" svg:x="6.837cm" svg:y="11.694cm">
          <draw:text-box>
            <text:p>18</text:p>
          </draw:text-box>
        </draw:frame>
        <draw:frame draw:style-name="Номерки" draw:layer="layout" svg:width="0.29cm" svg:height="0.386cm" svg:x="6.71cm" svg:y="14.611cm">
          <draw:text-box>
            <text:p>19</text:p>
          </draw:text-box>
        </draw:frame>
        <draw:frame draw:style-name="gr6" draw:layer="layout" svg:width="0.5cm" svg:height="0.5cm" svg:x="7.372cm" svg:y="15.874cm">
          <draw:text-box>
            <text:p>да</text:p>
          </draw:text-box>
        </draw:frame>
        <draw:frame draw:style-name="gr6" draw:layer="layout" svg:width="0.756cm" svg:height="0.5cm" svg:x="5.5cm" svg:y="14.762cm">
          <draw:text-box>
            <text:p>нет</text:p>
          </draw:text-box>
        </draw:frame>
        <draw:custom-shape draw:style-name="gr9" draw:text-style-name="P10" xml:id="id40" draw:id="id40" draw:layer="layout" svg:width="2.25cm" svg:height="1.5cm" svg:x="6.25cm" svg:y="6cm">
          <text:p text:style-name="P4"><text:span text:style-name="T1">eps=GetParam('eps','eps&gt;0.', log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7" draw:id="id37" draw:layer="layout" svg:width="2.25cm" svg:height="1.5cm" svg:x="6.25cm" svg:y="17cm">
          <text:p text:style-name="P4"><text:span text:style-name="T1">InputData=log and eps&gt;0 and ch='N'</text:span></text:p>
          <draw:enhanced-geometry svg:viewBox="0 0 21600 21600" draw:type="rectangle" draw:enhanced-path="M 0 0 L 21600 0 21600 21600 0 21600 0 0 Z N"/>
        </draw:custom-shape>
        <draw:custom-shape draw:style-name="standard" xml:id="id38" draw:id="id38" draw:layer="layout" svg:width="2.25cm" svg:height="0.75cm" svg:x="6.25cm" svg:y="19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35" draw:id="id35" draw:layer="layout" svg:width="1cm" svg:height="1cm" svg:x="6.878cm" svg:y="1.89cm">
          <text:p text:style-name="P4">8</text:p>
          <text:p text:style-name="P4">13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8cm" svg:y1="2.89cm" svg:x2="7.375cm" svg:y2="3.5cm" draw:start-shape="id35" draw:start-glue-point="6" draw:end-shape="id36" draw:end-glue-point="4" svg:d="m7378 2890-3 610">
          <text:p/>
        </draw:connector>
        <draw:connector draw:style-name="Соединение" xml:id="id41" draw:id="id41" draw:layer="layout" svg:x1="7.375cm" svg:y1="16.011cm" svg:x2="7.375cm" svg:y2="17cm" draw:start-shape="id30" draw:end-shape="id37" draw:end-glue-point="0" svg:d="m7375 16011v989">
          <text:p/>
        </draw:connector>
        <draw:connector draw:style-name="Соединение" draw:layer="layout" svg:x1="7.375cm" svg:y1="18.5cm" svg:x2="7.375cm" svg:y2="19cm" draw:start-shape="id37" draw:start-glue-point="2" draw:end-shape="id38" draw:end-glue-point="4" svg:d="m7375 18500v500">
          <text:p/>
        </draw:connector>
        <draw:polyline draw:style-name="gr3" xml:id="id39" draw:id="id39" draw:layer="layout" svg:width="-0.599cm" svg:height="-1.354cm" svg:x="10.1cm" svg:y="15.855cm" svg:viewBox="0 0 -600 -1355" draw:points="0,0 600,0 600,1355 0,1355">
          <text:p/>
        </draw:polyline>
        <draw:connector draw:style-name="gr4" draw:layer="layout" draw:type="line" svg:x1="9.5cm" svg:y1="15.177cm" svg:x2="8.5cm" svg:y2="15.261cm" draw:start-shape="id39" draw:start-glue-point="3" draw:end-shape="id30" draw:end-glue-point="7" svg:d="m9500 15177-1000 84">
          <text:p/>
        </draw:connector>
        <draw:frame draw:style-name="gr17" draw:text-style-name="P11" draw:layer="layout" svg:width="1.664cm" svg:height="1.293cm" svg:x="9.649cm" svg:y="14.562cm">
          <draw:text-box>
            <text:p text:style-name="P11">not log or eps&gt;0 or ch='N'</text:p>
          </draw:text-box>
        </draw:frame>
        <draw:custom-shape draw:style-name="gr13" draw:text-style-name="P10" xml:id="id36" draw:id="id36" draw:layer="layout" svg:width="2.25cm" svg:height="1.5cm" svg:x="6.25cm" svg:y="3.5cm">
          <text:p text:style-name="P3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xml:id="id31" draw:id="id31" draw:layer="layout" svg:x1="7.375cm" svg:y1="5cm" svg:x2="7.375cm" svg:y2="6cm" draw:start-shape="id36" draw:start-glue-point="6" draw:end-shape="id40" draw:end-glue-point="0" svg:d="m7375 5000v1000">
          <text:p/>
        </draw:connector>
        <draw:connector draw:style-name="Соединение" draw:layer="layout" draw:line-skew="2.784cm" svg:x1="8.5cm" svg:y1="4.25cm" svg:x2="7.375cm" svg:y2="16.505cm" draw:start-shape="id36" draw:start-glue-point="7" draw:end-shape="id41" draw:end-glue-point="0" svg:d="m8500 4250h3000v12255h-4125">
          <text:p/>
        </draw:connector>
        <draw:frame draw:style-name="gr18" draw:layer="layout" svg:width="0.311cm" svg:height="0.386cm" svg:x="6.731cm" svg:y="3.59cm">
          <draw:text-box>
            <text:p>14</text:p>
          </draw:text-box>
        </draw:frame>
        <draw:frame draw:style-name="gr14" draw:layer="layout" svg:width="0.29cm" svg:height="0.386cm" svg:x="6.476cm" svg:y="5.728cm">
          <draw:text-box>
            <text:p>15</text:p>
          </draw:text-box>
        </draw:frame>
        <draw:frame draw:style-name="Номерки" draw:layer="layout" svg:width="0.341cm" svg:height="0.386cm" svg:x="6.48cm" svg:y="16.696cm">
          <draw:text-box>
            <text:p>20</text:p>
          </draw:text-box>
        </draw:frame>
        <draw:frame draw:style-name="Номерки" draw:layer="layout" svg:width="0.29cm" svg:height="0.386cm" svg:x="6.659cm" svg:y="18.746cm">
          <draw:text-box>
            <text:p>21</text:p>
          </draw:text-box>
        </draw:frame>
        <draw:line draw:style-name="standard" draw:layer="layout" svg:x1="7.148cm" svg:y1="2.259cm" svg:x2="7.648cm" svg:y2="2.259cm">
          <text:p/>
        </draw:line>
      </draw:page>
      <draw:page draw:name="page4" draw:style-name="dp1" draw:master-page-name="Обычный">
        <draw:custom-shape draw:style-name="gr9" draw:text-style-name="P10" xml:id="id43" draw:id="id43" draw:layer="layout" svg:width="2.25cm" svg:height="1.5cm" svg:x="7.856cm" svg:y="4.513cm">
          <text:p text:style-name="P4"><text:span text:style-name="T1">c=(a+b)/2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44" draw:id="id44" draw:layer="layout" svg:width="2.25cm" svg:height="1.5cm" svg:x="7.856cm" svg:y="6.513cm">
          <text:p text:style-name="P4"><text:span text:style-name="T1">(b-a)&gt;ep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0" xml:id="id45" draw:id="id45" draw:layer="layout" svg:width="2.25cm" svg:height="1.5cm" svg:x="7.856cm" svg:y="8.513cm">
          <text:p text:style-name="P4"><text:span text:style-name="T1">f(a)f(c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0" xml:id="id46" draw:id="id46" draw:layer="layout" svg:width="2.25cm" svg:height="1.5cm" svg:x="7.856cm" svg:y="10.513cm">
          <text:p text:style-name="P4"><text:span text:style-name="T1">Root=Root(f, c,b,eps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7" draw:id="id47" draw:layer="layout" svg:width="2.25cm" svg:height="1.5cm" svg:x="4.856cm" svg:y="10.513cm">
          <text:p text:style-name="P4"><text:span text:style-name="T1">Root=Root(f,a, c,eps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9" draw:id="id49" draw:layer="layout" svg:width="2.25cm" svg:height="1.5cm" svg:x="10.856cm" svg:y="9.013cm">
          <text:p text:style-name="P4"><text:span text:style-name="T1">Root=c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42" draw:id="id42" draw:layer="layout" svg:width="2.25cm" svg:height="0.75cm" svg:x="7.856cm" svg:y="3.26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48" draw:id="id48" draw:layer="layout" svg:width="2.25cm" svg:height="0.75cm" svg:x="7.856cm" svg:y="13.01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981cm" svg:y1="4.013cm" svg:x2="8.981cm" svg:y2="4.513cm" draw:start-shape="id42" draw:start-glue-point="6" draw:end-shape="id43" draw:end-glue-point="0" svg:d="m8981 4013v500">
          <text:p/>
        </draw:connector>
        <draw:connector draw:style-name="Соединение" draw:layer="layout" svg:x1="8.981cm" svg:y1="6.013cm" svg:x2="8.981cm" svg:y2="6.513cm" draw:start-shape="id43" draw:start-glue-point="2" draw:end-shape="id44" draw:end-glue-point="4" svg:d="m8981 6013v500">
          <text:p/>
        </draw:connector>
        <draw:connector draw:style-name="Соединение" draw:layer="layout" svg:x1="8.981cm" svg:y1="8.013cm" svg:x2="8.981cm" svg:y2="8.513cm" draw:start-shape="id44" draw:start-glue-point="6" draw:end-shape="id45" draw:end-glue-point="4" svg:d="m8981 8013v500">
          <text:p/>
        </draw:connector>
        <draw:connector draw:style-name="Соединение" draw:layer="layout" svg:x1="8.981cm" svg:y1="10.013cm" svg:x2="8.981cm" svg:y2="10.513cm" draw:start-shape="id45" draw:start-glue-point="6" draw:end-shape="id46" draw:end-glue-point="0" svg:d="m8981 10013v500">
          <text:p/>
        </draw:connector>
        <draw:connector draw:style-name="Соединение" draw:layer="layout" svg:x1="7.856cm" svg:y1="9.263cm" svg:x2="5.981cm" svg:y2="10.513cm" draw:start-shape="id45" draw:start-glue-point="5" draw:end-shape="id47" draw:end-glue-point="0" svg:d="m7856 9263h-1875v1250">
          <text:p/>
        </draw:connector>
        <draw:connector draw:style-name="Соединение" draw:layer="layout" svg:x1="5.981cm" svg:y1="12.013cm" svg:x2="8.981cm" svg:y2="13.013cm" draw:start-shape="id47" draw:start-glue-point="2" draw:end-shape="id48" svg:d="m5981 12013v500h3000v500">
          <text:p/>
        </draw:connector>
        <draw:connector draw:style-name="Соединение" draw:layer="layout" draw:line-skew="1.25cm" svg:x1="11.981cm" svg:y1="10.513cm" svg:x2="8.981cm" svg:y2="12.513cm" draw:start-shape="id49" draw:start-glue-point="2" draw:end-shape="id50" draw:end-glue-point="0" svg:d="m11981 10513v2000h-3000v0">
          <text:p/>
        </draw:connector>
        <draw:connector draw:style-name="standard" xml:id="id50" draw:id="id50" draw:layer="layout" svg:x1="8.981cm" svg:y1="12.013cm" svg:x2="8.981cm" svg:y2="13.013cm" draw:start-shape="id46" draw:start-glue-point="2" draw:end-shape="id48" draw:end-glue-point="4" svg:d="m8981 12013v1000">
          <text:p/>
        </draw:connector>
        <draw:connector draw:style-name="Соединение" draw:layer="layout" svg:x1="10.106cm" svg:y1="7.263cm" svg:x2="11.981cm" svg:y2="9.013cm" draw:start-shape="id44" draw:start-glue-point="7" draw:end-shape="id49" draw:end-glue-point="0" svg:d="m10106 7263h1875v1750">
          <text:p/>
        </draw:connector>
        <draw:custom-shape draw:style-name="gr1" draw:text-style-name="P10" xml:id="id52" draw:id="id52" draw:layer="layout" svg:width="2.25cm" svg:height="1.5cm" svg:x="12cm" svg:y="19.25cm">
          <text:p text:style-name="P4"><text:span text:style-name="T1">b&gt;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0" xml:id="id54" draw:id="id54" draw:layer="layout" svg:width="2.25cm" svg:height="1.5cm" svg:x="12cm" svg:y="23.25cm">
          <text:p text:style-name="P4"><text:span text:style-name="T1">f(a)f(b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0" xml:id="id55" draw:id="id55" draw:layer="layout" svg:width="2.25cm" svg:height="1.5cm" svg:x="12cm" svg:y="25.25cm">
          <text:p text:style-name="P4"><text:span text:style-name="T1">GetRoot=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6" draw:id="id56" draw:layer="layout" svg:width="2.25cm" svg:height="1.5cm" svg:x="9cm" svg:y="25.25cm">
          <text:p text:style-name="P4"><text:span text:style-name="T1">GetRoot=0</text:span></text:p>
          <text:p text:style-name="P4"><text:span text:style-name="T1">f_root= Root(f,a,b,eps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8" draw:id="id58" draw:layer="layout" svg:width="2.25cm" svg:height="1.5cm" svg:x="17.5cm" svg:y="22.75cm">
          <text:p text:style-name="P4"><text:span text:style-name="T1">GetRoot=1</text:span></text:p>
          <draw:enhanced-geometry svg:viewBox="0 0 21600 21600" draw:type="rectangle" draw:enhanced-path="M 0 0 L 21600 0 21600 21600 0 21600 0 0 Z N"/>
        </draw:custom-shape>
        <draw:custom-shape draw:style-name="standard" xml:id="id57" draw:id="id57" draw:layer="layout" svg:width="2.25cm" svg:height="0.75cm" svg:x="12cm" svg:y="27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125cm" svg:y1="18.75cm" svg:x2="13.125cm" svg:y2="19.25cm" draw:start-shape="id51" draw:start-glue-point="6" draw:end-shape="id52" draw:end-glue-point="4" svg:d="m13125 18750v500">
          <text:p/>
        </draw:connector>
        <draw:connector draw:style-name="Соединение" draw:layer="layout" svg:x1="13.125cm" svg:y1="20.75cm" svg:x2="13.125cm" svg:y2="21.25cm" draw:start-shape="id52" draw:start-glue-point="6" draw:end-shape="id53" draw:end-glue-point="4" svg:d="m13125 20750v500">
          <text:p/>
        </draw:connector>
        <draw:connector draw:style-name="Соединение" draw:layer="layout" svg:x1="13.125cm" svg:y1="24.75cm" svg:x2="13.125cm" svg:y2="25.25cm" draw:start-shape="id54" draw:start-glue-point="6" draw:end-shape="id55" draw:end-glue-point="0" svg:d="m13125 24750v500">
          <text:p/>
        </draw:connector>
        <draw:connector draw:style-name="Соединение" draw:layer="layout" svg:x1="12cm" svg:y1="24cm" svg:x2="10.125cm" svg:y2="25.25cm" draw:start-shape="id54" draw:start-glue-point="5" draw:end-shape="id56" draw:end-glue-point="0" svg:d="m12000 24000h-1875v1250">
          <text:p/>
        </draw:connector>
        <draw:connector draw:style-name="Соединение" draw:layer="layout" svg:x1="10.125cm" svg:y1="26.75cm" svg:x2="13.125cm" svg:y2="27.75cm" draw:start-shape="id56" draw:start-glue-point="2" draw:end-shape="id57" svg:d="m10125 26750v500h3000v500">
          <text:p/>
        </draw:connector>
        <draw:connector draw:style-name="Соединение" draw:layer="layout" draw:line-skew="1.75cm" svg:x1="18.625cm" svg:y1="24.25cm" svg:x2="13.125cm" svg:y2="27.25cm" draw:start-shape="id58" draw:start-glue-point="2" draw:end-shape="id59" draw:end-glue-point="0" svg:d="m18625 24250v3000h-5500v0">
          <text:p/>
        </draw:connector>
        <draw:connector draw:style-name="standard" xml:id="id59" draw:id="id59" draw:layer="layout" svg:x1="13.125cm" svg:y1="26.75cm" svg:x2="13.125cm" svg:y2="27.75cm" draw:start-shape="id55" draw:start-glue-point="2" draw:end-shape="id57" draw:end-glue-point="4" svg:d="m13125 26750v1000">
          <text:p/>
        </draw:connector>
        <draw:connector draw:style-name="Соединение" draw:layer="layout" svg:x1="14.25cm" svg:y1="20cm" svg:x2="18.625cm" svg:y2="22.75cm" draw:start-shape="id52" draw:start-glue-point="7" draw:end-shape="id58" draw:end-glue-point="0" svg:d="m14250 20000h4375v2750">
          <text:p/>
        </draw:connector>
        <draw:custom-shape draw:style-name="standard" draw:text-style-name="P2" xml:id="id51" draw:id="id51" draw:layer="layout" svg:width="2.25cm" svg:height="0.75cm" svg:x="12cm" svg:y="18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Соединение" draw:layer="layout" svg:x1="6.981cm" svg:y1="12.513cm" svg:x2="8.981cm" svg:y2="12.513cm">
          <text:p/>
        </draw:line>
        <draw:line draw:style-name="Соединение" draw:layer="layout" svg:x1="6.981cm" svg:y1="12.513cm" svg:x2="8.981cm" svg:y2="12.513cm">
          <text:p/>
        </draw:line>
        <draw:line draw:style-name="Соединение" xml:id="id62" draw:id="id62" draw:layer="layout" svg:x1="11.125cm" svg:y1="27.25cm" svg:x2="13.125cm" svg:y2="27.25cm">
          <text:p/>
        </draw:line>
        <draw:frame draw:style-name="gr2" draw:text-style-name="P6" draw:layer="layout" svg:width="8cm" svg:height="7cm" svg:x="2.328cm" svg:y="16.231cm">
          <draw:text-box>
            <text:p text:style-name="P6">Пользовательская функция GetRoot проверяет переданные данные и находит корень функции f(x) на интервале [a,b] с точностью eps. Возвращает 0, если не возникло ошибок при поиске корня, иначе возвращает 1, если верхняя граница интервала поиска (b) меньше нижней (а), 2 - если точность вычислений (eps) равна 0, 3 - если на заданном участке нет корня.</text:p>
            <text:p text:style-name="P12">function GetRoot(const f:TestFunc; const a,b,eps:real; var f_root:real):byte;</text:p>
            <text:p text:style-name="P6">Используемые параметры:</text:p>
            <text:p text:style-name="P6">a,b - вещественные - нижняя и верхняя границы интервала поиска корня;</text:p>
            <text:p text:style-name="P6">eps - вещественное - точность вычислений;</text:p>
            <text:p text:style-name="P6">f_root - вещественное - найденный корень;</text:p>
            <text:p text:style-name="P6">как параметр также передается некоторая произвольная пользовательская функция f(x), где х - вещественное, возвращающая вещественное число.</text:p>
          </draw:text-box>
        </draw:frame>
        <draw:polyline draw:style-name="gr3" xml:id="id60" draw:id="id60" draw:layer="layout" svg:width="0.599cm" svg:height="6.942cm" svg:x="9.9cm" svg:y="16.288cm" svg:viewBox="0 0 600 6943" draw:points="0,0 600,0 600,6943 0,6943">
          <text:p/>
        </draw:polyline>
        <draw:connector draw:style-name="gr4" draw:layer="layout" draw:type="line" svg:x1="10.5cm" svg:y1="19.759cm" svg:x2="12cm" svg:y2="18.375cm" draw:start-shape="id60" draw:start-glue-point="1" draw:end-shape="id51" draw:end-glue-point="5" svg:d="m10500 19759 1500-1384">
          <text:p/>
        </draw:connector>
        <draw:custom-shape draw:style-name="gr1" draw:text-style-name="P10" xml:id="id53" draw:id="id53" draw:layer="layout" svg:width="2.25cm" svg:height="1.5cm" svg:x="12cm" svg:y="21.25cm">
          <text:p text:style-name="P4"><text:span text:style-name="T1">eps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125cm" svg:y1="22.75cm" svg:x2="13.125cm" svg:y2="23.25cm" draw:start-shape="id53" draw:start-glue-point="6" draw:end-shape="id54" draw:end-glue-point="4" svg:d="m13125 22750v500">
          <text:p/>
        </draw:connector>
        <draw:custom-shape draw:style-name="gr9" draw:text-style-name="P10" xml:id="id61" draw:id="id61" draw:layer="layout" svg:width="2.25cm" svg:height="1.5cm" svg:x="14.75cm" svg:y="23.75cm">
          <text:p text:style-name="P4"><text:span text:style-name="T1">GetRoot=2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4.25cm" svg:y1="22cm" svg:x2="15.875cm" svg:y2="23.75cm" draw:start-shape="id53" draw:start-glue-point="7" draw:end-shape="id61" svg:d="m14250 22000h1625v1750">
          <text:p/>
        </draw:connector>
        <draw:connector draw:style-name="standard" draw:layer="layout" svg:x1="15.875cm" svg:y1="25.25cm" svg:x2="13.125cm" svg:y2="27.25cm" draw:start-shape="id61" draw:start-glue-point="2" draw:end-shape="id62" draw:end-glue-point="1" svg:d="m15875 25250v2000h-2750v0">
          <text:p/>
        </draw:connector>
        <draw:line draw:style-name="Соединение" draw:layer="layout" svg:x1="17.875cm" svg:y1="27.25cm" svg:x2="15.875cm" svg:y2="27.25cm">
          <text:p/>
        </draw:line>
        <draw:line draw:style-name="Соединение" draw:layer="layout" svg:x1="15.875cm" svg:y1="26.75cm" svg:x2="15.875cm" svg:y2="27.25cm">
          <text:p/>
        </draw:line>
        <draw:polyline draw:style-name="gr3" xml:id="id63" draw:id="id63" draw:layer="layout" svg:width="0.599cm" svg:height="1.499cm" svg:x="7.4cm" svg:y="25cm" svg:viewBox="0 0 600 1500" draw:points="0,0 600,0 600,1500 0,1500">
          <text:p/>
        </draw:polyline>
        <draw:connector draw:style-name="gr4" draw:layer="layout" draw:type="line" svg:x1="8cm" svg:y1="25.75cm" svg:x2="9cm" svg:y2="26cm" draw:start-shape="id63" draw:start-glue-point="1" draw:end-shape="id56" draw:end-glue-point="3" svg:d="m8000 25750 1000 250">
          <text:p/>
        </draw:connector>
        <draw:frame draw:style-name="gr2" draw:text-style-name="P6" draw:layer="layout" svg:width="5.5cm" svg:height="1.695cm" svg:x="2.5cm" svg:y="25cm">
          <draw:text-box>
            <text:p text:style-name="P6">Пользовательская функция Root рассчитывает корень функции f(x) на интервале [a,b] с точностью eps. Возвращает искомый корень</text:p>
          </draw:text-box>
        </draw:frame>
        <draw:frame draw:style-name="gr19" draw:layer="layout" svg:width="0.239cm" svg:height="0.386cm" svg:x="12.452cm" svg:y="21.388cm">
          <draw:text-box>
            <text:p>3</text:p>
          </draw:text-box>
        </draw:frame>
        <draw:frame draw:style-name="Номерки" draw:layer="layout" svg:width="0.194cm" svg:height="0.386cm" svg:x="9.241cm" svg:y="24.976cm">
          <draw:text-box>
            <text:p>5</text:p>
          </draw:text-box>
        </draw:frame>
        <draw:frame draw:style-name="Номерки" draw:layer="layout" svg:width="0.194cm" svg:height="0.386cm" svg:x="12.397cm" svg:y="17.711cm">
          <draw:text-box>
            <text:p>1</text:p>
          </draw:text-box>
        </draw:frame>
        <draw:frame draw:style-name="Номерки" draw:layer="layout" svg:width="0.194cm" svg:height="0.386cm" svg:x="12.486cm" svg:y="19.365cm">
          <draw:text-box>
            <text:p>2</text:p>
          </draw:text-box>
        </draw:frame>
        <draw:frame draw:style-name="Номерки" draw:layer="layout" svg:width="0.194cm" svg:height="0.386cm" svg:x="12.539cm" svg:y="23.25cm">
          <draw:text-box>
            <text:p>4</text:p>
          </draw:text-box>
        </draw:frame>
        <draw:frame draw:style-name="Номерки" draw:layer="layout" svg:width="0.194cm" svg:height="0.386cm" svg:x="12.239cm" svg:y="24.991cm">
          <draw:text-box>
            <text:p>6</text:p>
          </draw:text-box>
        </draw:frame>
        <draw:frame draw:style-name="gr20" draw:layer="layout" svg:width="0.171cm" svg:height="0.386cm" svg:x="14.956cm" svg:y="23.484cm">
          <draw:text-box>
            <text:p>7</text:p>
          </draw:text-box>
        </draw:frame>
        <draw:frame draw:style-name="Номерки" draw:layer="layout" svg:width="0.194cm" svg:height="0.386cm" svg:x="17.712cm" svg:y="22.509cm">
          <draw:text-box>
            <text:p>8</text:p>
          </draw:text-box>
        </draw:frame>
        <draw:frame draw:style-name="Номерки" draw:layer="layout" svg:width="0.194cm" svg:height="0.386cm" svg:x="12.329cm" svg:y="27.508cm">
          <draw:text-box>
            <text:p>9</text:p>
          </draw:text-box>
        </draw:frame>
        <draw:frame draw:style-name="gr6" draw:layer="layout" svg:width="0.5cm" svg:height="0.5cm" svg:x="13.288cm" svg:y="20.75cm">
          <draw:text-box>
            <text:p>да</text:p>
          </draw:text-box>
        </draw:frame>
        <draw:frame draw:style-name="gr6" draw:layer="layout" svg:width="0.756cm" svg:height="0.5cm" svg:x="14.25cm" svg:y="19.47cm">
          <draw:text-box>
            <text:p>нет</text:p>
          </draw:text-box>
        </draw:frame>
        <draw:frame draw:style-name="gr6" draw:layer="layout" svg:width="0.5cm" svg:height="0.5cm" svg:x="13.288cm" svg:y="22.75cm">
          <draw:text-box>
            <text:p>да</text:p>
          </draw:text-box>
        </draw:frame>
        <draw:frame draw:style-name="gr6" draw:layer="layout" svg:width="0.756cm" svg:height="0.5cm" svg:x="14.25cm" svg:y="21.47cm">
          <draw:text-box>
            <text:p>нет</text:p>
          </draw:text-box>
        </draw:frame>
        <draw:frame draw:style-name="gr6" draw:layer="layout" svg:width="0.5cm" svg:height="0.5cm" svg:x="11.5cm" svg:y="23.5cm">
          <draw:text-box>
            <text:p>да</text:p>
          </draw:text-box>
        </draw:frame>
        <draw:frame draw:style-name="gr6" draw:layer="layout" svg:width="0.756cm" svg:height="0.5cm" svg:x="13.125cm" svg:y="24.588cm">
          <draw:text-box>
            <text:p>нет</text:p>
          </draw:text-box>
        </draw:frame>
        <draw:polyline draw:style-name="gr3" draw:layer="layout" svg:width="0.599cm" svg:height="5.487cm" svg:x="11.756cm" svg:y="1.135cm" svg:viewBox="0 0 600 5488" draw:points="600,0 0,0 0,5488 600,5488">
          <text:p/>
        </draw:polyline>
        <draw:connector draw:style-name="gr4" draw:layer="layout" draw:type="line" svg:x1="11.756cm" svg:y1="3.432cm" svg:x2="10.106cm" svg:y2="3.638cm" draw:end-shape="id42" draw:end-glue-point="7" svg:d="m11756 3432-1650 206">
          <text:p/>
        </draw:connector>
        <draw:frame draw:style-name="gr2" draw:text-style-name="P7" draw:layer="layout" svg:width="8.1cm" svg:height="5.548cm" svg:x="11.935cm" svg:y="1.433cm">
          <draw:text-box>
            <text:p text:style-name="P7">Пользовательская функция Root рассчитывает корень функции f(x) на интервале [a,b] с точностью eps. Возвращает искомый корень.</text:p>
            <text:p text:style-name="P7">function Root(const f:TestFunc; const a,b,eps:real):real</text:p>
            <text:p text:style-name="P7">Используемые параметры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как параметр также передается некоторая произвольная пользовательская функция f(x), где х - вещественное, возвращающая вещественное число.</text:p>
            <text:p text:style-name="P7">Локальные переменные:</text:p>
            <text:p text:style-name="P7">c - вещественное - среднее значение между a и b.</text:p>
          </draw:text-box>
        </draw:frame>
        <draw:polyline draw:style-name="gr3" xml:id="id64" draw:id="id64" draw:layer="layout" svg:width="0.599cm" svg:height="0.948cm" svg:x="4.306cm" svg:y="7.5cm" svg:viewBox="0 0 600 949" draw:points="600,0 0,0 0,949 600,949">
          <text:p/>
        </draw:polyline>
        <draw:frame draw:style-name="gr10" draw:text-style-name="P7" draw:layer="layout" svg:width="2cm" svg:height="1cm" svg:x="4.485cm" svg:y="7.5cm">
          <draw:text-box>
            <text:p text:style-name="P7">Рекурсивный самовызов.</text:p>
          </draw:text-box>
        </draw:frame>
        <draw:polyline draw:style-name="gr3" xml:id="id65" draw:id="id65" draw:layer="layout" svg:width="0.599cm" svg:height="0.948cm" svg:x="14.352cm" svg:y="9.228cm" svg:viewBox="0 0 600 949" draw:points="600,0 0,0 0,949 600,949">
          <text:p/>
        </draw:polyline>
        <draw:frame draw:style-name="gr10" draw:text-style-name="P7" draw:layer="layout" svg:width="2.5cm" svg:height="1cm" svg:x="14.5cm" svg:y="9.322cm">
          <draw:text-box>
            <text:p text:style-name="P7">Терминальная ветка рекурсии</text:p>
          </draw:text-box>
        </draw:frame>
        <draw:connector draw:style-name="gr4" draw:layer="layout" svg:x1="4.856cm" svg:y1="11.263cm" svg:x2="4.306cm" svg:y2="7.974cm" draw:start-shape="id47" draw:start-glue-point="3" draw:end-shape="id64" draw:end-glue-point="3" svg:d="m4856 11263h-1065v-3289h515">
          <text:p/>
        </draw:connector>
        <draw:connector draw:style-name="gr4" draw:layer="layout" draw:type="line" svg:x1="13.106cm" svg:y1="9.763cm" svg:x2="14.352cm" svg:y2="9.702cm" draw:start-shape="id49" draw:start-glue-point="1" draw:end-shape="id65" draw:end-glue-point="3" svg:d="m13106 9763 1246-61">
          <text:p/>
        </draw:connector>
        <draw:frame draw:style-name="gr6" draw:layer="layout" svg:width="0.5cm" svg:height="0.5cm" svg:x="9.102cm" svg:y="8.013cm">
          <draw:text-box>
            <text:p>да</text:p>
          </draw:text-box>
        </draw:frame>
        <draw:frame draw:style-name="gr6" draw:layer="layout" svg:width="0.756cm" svg:height="0.5cm" svg:x="10.064cm" svg:y="6.733cm">
          <draw:text-box>
            <text:p>нет</text:p>
          </draw:text-box>
        </draw:frame>
        <draw:frame draw:style-name="gr6" draw:layer="layout" svg:width="0.5cm" svg:height="0.5cm" svg:x="7.356cm" svg:y="8.642cm">
          <draw:text-box>
            <text:p>да</text:p>
          </draw:text-box>
        </draw:frame>
        <draw:frame draw:style-name="gr6" draw:layer="layout" svg:width="0.756cm" svg:height="0.5cm" svg:x="9.101cm" svg:y="9.847cm">
          <draw:text-box>
            <text:p>нет</text:p>
          </draw:text-box>
        </draw:frame>
        <draw:frame draw:style-name="gr19" draw:layer="layout" svg:width="0.239cm" svg:height="0.386cm" svg:x="8.33cm" svg:y="6.677cm">
          <draw:text-box>
            <text:p>3</text:p>
          </draw:text-box>
        </draw:frame>
        <draw:frame draw:style-name="Номерки" draw:layer="layout" svg:width="0.194cm" svg:height="0.386cm" svg:x="5.119cm" svg:y="10.265cm">
          <draw:text-box>
            <text:p>5</text:p>
          </draw:text-box>
        </draw:frame>
        <draw:frame draw:style-name="Номерки" draw:layer="layout" svg:width="0.194cm" svg:height="0.386cm" svg:x="8.275cm" svg:y="3cm">
          <draw:text-box>
            <text:p>1</text:p>
          </draw:text-box>
        </draw:frame>
        <draw:frame draw:style-name="Номерки" draw:layer="layout" svg:width="0.194cm" svg:height="0.386cm" svg:x="8.067cm" svg:y="4.248cm">
          <draw:text-box>
            <text:p>2</text:p>
          </draw:text-box>
        </draw:frame>
        <draw:frame draw:style-name="Номерки" draw:layer="layout" svg:width="0.194cm" svg:height="0.386cm" svg:x="8.417cm" svg:y="8.539cm">
          <draw:text-box>
            <text:p>4</text:p>
          </draw:text-box>
        </draw:frame>
        <draw:frame draw:style-name="Номерки" draw:layer="layout" svg:width="0.194cm" svg:height="0.386cm" svg:x="8.117cm" svg:y="10.28cm">
          <draw:text-box>
            <text:p>6</text:p>
          </draw:text-box>
        </draw:frame>
        <draw:frame draw:style-name="gr20" draw:layer="layout" svg:width="0.171cm" svg:height="0.386cm" svg:x="11.113cm" svg:y="8.75cm">
          <draw:text-box>
            <text:p>7</text:p>
          </draw:text-box>
        </draw:frame>
        <draw:frame draw:style-name="Номерки" draw:layer="layout" svg:width="0.194cm" svg:height="0.386cm" svg:x="8.188cm" svg:y="12.776cm">
          <draw:text-box>
            <text:p>8</text:p>
          </draw:text-box>
        </draw:frame>
      </draw:page>
      <draw:page draw:name="page5" draw:style-name="dp1" draw:master-page-name="Обычный">
        <draw:custom-shape draw:style-name="gr21" draw:text-style-name="P13" xml:id="id70" draw:id="id70" draw:layer="layout" svg:width="2.25cm" svg:height="1.5cm" svg:x="3.5cm" svg:y="9.785cm">
          <draw:glue-point draw:id="8" svg:x="2.466cm" svg:y="2.633cm"/>
          <draw:glue-point draw:id="9" svg:x="2.337cm" svg:y="-2.786cm"/>
          <text:p text:style-name="P9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3" xml:id="id67" draw:id="id67" draw:layer="layout" svg:width="2.25cm" svg:height="1.5cm" svg:x="3.5cm" svg:y="13.785cm">
          <text:p text:style-name="P3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3.285cm" svg:x2="4.625cm" svg:y2="13.785cm" draw:start-shape="id66" draw:start-glue-point="2" draw:end-shape="id67" draw:end-glue-point="4" svg:d="m4625 13285v500">
          <text:p/>
        </draw:connector>
        <draw:connector draw:style-name="Соединение" draw:layer="layout" svg:x1="4.625cm" svg:y1="15.285cm" svg:x2="4.625cm" svg:y2="15.785cm" draw:start-shape="id67" draw:start-glue-point="6" draw:end-shape="id68" draw:end-glue-point="0" svg:d="m4625 15285v500">
          <text:p/>
        </draw:connector>
        <draw:frame draw:style-name="gr6" draw:layer="layout" svg:width="0.5cm" svg:height="0.5cm" svg:x="4.725cm" svg:y="15.096cm">
          <draw:text-box>
            <text:p>да</text:p>
          </draw:text-box>
        </draw:frame>
        <draw:frame draw:style-name="gr6" draw:layer="layout" svg:width="0.756cm" svg:height="0.5cm" svg:x="2.932cm" svg:y="14.038cm">
          <draw:text-box>
            <text:p>нет</text:p>
          </draw:text-box>
        </draw:frame>
        <draw:frame draw:style-name="gr19" draw:layer="layout" svg:width="0.239cm" svg:height="0.386cm" svg:x="3.942cm" svg:y="9.877cm">
          <draw:text-box>
            <text:p>3</text:p>
          </draw:text-box>
        </draw:frame>
        <draw:frame draw:style-name="Номерки" draw:layer="layout" svg:width="0.194cm" svg:height="0.386cm" svg:x="3.982cm" svg:y="13.891cm">
          <draw:text-box>
            <text:p>5</text:p>
          </draw:text-box>
        </draw:frame>
        <draw:custom-shape draw:style-name="gr22" draw:text-style-name="P10" xml:id="id69" draw:id="id69" draw:layer="layout" svg:width="2.25cm" svg:height="1.5cm" svg:x="3.5cm" svg:y="7.285cm">
          <text:p text:style-name="P4"><text:span text:style-name="T1">i=1</text:span></text:p>
          <text:p text:style-name="P4"><text:span text:style-name="T1">log=true</text:span></text:p>
          <draw:enhanced-geometry svg:viewBox="0 0 21600 21600" draw:type="rectangle" draw:enhanced-path="M 0 0 L 21600 0 21600 21600 0 21600 0 0 Z N"/>
        </draw:custom-shape>
        <draw:connector draw:style-name="Соединение" xml:id="id73" draw:id="id73" draw:layer="layout" svg:x1="4.625cm" svg:y1="8.785cm" svg:x2="4.625cm" svg:y2="9.785cm" draw:start-shape="id69" draw:start-glue-point="2" draw:end-shape="id70" draw:end-glue-point="4" svg:d="m4625 8785v1000">
          <text:p/>
        </draw:connector>
        <draw:frame draw:style-name="gr6" draw:layer="layout" svg:width="0.756cm" svg:height="0.5cm" svg:x="2.865cm" svg:y="18.039cm">
          <draw:text-box>
            <text:p>нет</text:p>
          </draw:text-box>
        </draw:frame>
        <draw:polyline draw:style-name="gr3" xml:id="id71" draw:id="id71" draw:layer="layout" svg:width="-0.599cm" svg:height="-0.499cm" svg:x="8cm" svg:y="9.285cm" svg:viewBox="0 0 -600 -500" draw:points="0,0 600,0 600,500 0,500">
          <text:p/>
        </draw:polyline>
        <draw:frame draw:style-name="gr23" draw:text-style-name="P10" draw:layer="layout" svg:width="2.1cm" svg:height="0.5cm" svg:x="7.4cm" svg:y="8.785cm">
          <draw:text-box>
            <text:p text:style-name="P4"><text:span text:style-name="T1">i&lt;=2 and log?</text:span></text:p>
          </draw:text-box>
        </draw:frame>
        <draw:connector draw:style-name="gr4" draw:layer="layout" draw:type="line" svg:x1="5.15cm" svg:y1="10.118cm" svg:x2="7.4cm" svg:y2="9.035cm" draw:start-shape="id70" draw:start-glue-point="9" draw:end-shape="id71" draw:end-glue-point="3" svg:d="m5150 10118 2250-1083">
          <text:p/>
        </draw:connector>
        <draw:custom-shape draw:style-name="gr9" draw:text-style-name="P10" xml:id="id66" draw:id="id66" draw:layer="layout" svg:width="2.25cm" svg:height="1.5cm" svg:x="3.5cm" svg:y="11.785cm">
          <text:p text:style-name="P4"><text:span text:style-name="T1">A[i]=GetParam(</text:span></text:p>
          <text:p text:style-name="P4"><text:span text:style-name="T1">'a',i,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74" draw:id="id74" draw:layer="layout" svg:width="2.25cm" svg:height="1.5cm" svg:x="3.5cm" svg:y="17.785cm">
          <text:p text:style-name="P3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0" xml:id="id68" draw:id="id68" draw:layer="layout" svg:width="2.25cm" svg:height="1.5cm" svg:x="3.5cm" svg:y="15.785cm">
          <text:p text:style-name="P4"><text:span text:style-name="T1">B[i]=GetParam(</text:span></text:p>
          <text:p text:style-name="P4"><text:span text:style-name="T1">'b',i,log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72" draw:id="id72" draw:layer="layout" svg:width="2.25cm" svg:height="1.5cm" svg:x="3.5cm" svg:y="19.785cm">
          <text:p text:style-name="P4"><text:span text:style-name="T1">C[i]=GetParam(</text:span></text:p>
          <text:p text:style-name="P4"><text:span text:style-name="T1">'c',i,log)</text:span></text:p>
          <text:p text:style-name="P4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0.5cm -3.465cm" svg:x1="4.625cm" svg:y1="21.285cm" svg:x2="4.625cm" svg:y2="9.285cm" draw:start-shape="id72" draw:start-glue-point="2" draw:end-shape="id73" draw:end-glue-point="0" svg:d="m4625 21285v715h-2125v-12715h2125">
          <text:p/>
        </draw:connector>
        <draw:connector draw:style-name="Соединение" draw:layer="layout" svg:x1="4.625cm" svg:y1="11.285cm" svg:x2="4.625cm" svg:y2="11.785cm" draw:start-shape="id70" draw:start-glue-point="6" draw:end-shape="id66" draw:end-glue-point="0" svg:d="m4625 11285v500">
          <text:p/>
        </draw:connector>
        <draw:connector draw:style-name="Соединение" draw:layer="layout" svg:x1="4.625cm" svg:y1="17.285cm" svg:x2="4.625cm" svg:y2="17.785cm" draw:start-shape="id68" draw:start-glue-point="2" draw:end-shape="id74" draw:end-glue-point="4" svg:d="m4625 17285v500">
          <text:p/>
        </draw:connector>
        <draw:connector draw:style-name="Соединение" draw:layer="layout" svg:x1="4.625cm" svg:y1="19.285cm" svg:x2="4.625cm" svg:y2="19.785cm" draw:start-shape="id74" draw:start-glue-point="6" draw:end-shape="id72" draw:end-glue-point="0" svg:d="m4625 19285v500">
          <text:p/>
        </draw:connector>
        <draw:line draw:style-name="Соединение" draw:layer="layout" svg:x1="3.5cm" svg:y1="14.538cm" svg:x2="2.5cm" svg:y2="14.538cm">
          <text:p/>
        </draw:line>
        <draw:line draw:style-name="Соединение" draw:layer="layout" svg:x1="3.5cm" svg:y1="18.539cm" svg:x2="2.5cm" svg:y2="18.539cm">
          <text:p/>
        </draw:line>
        <draw:custom-shape draw:style-name="gr9" draw:text-style-name="P10" xml:id="id75" draw:id="id75" draw:layer="layout" svg:width="2.25cm" svg:height="1.5cm" svg:x="7.5cm" svg:y="11.785cm">
          <text:p text:style-name="P4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5.75cm" svg:y1="10.535cm" svg:x2="8.625cm" svg:y2="11.785cm" draw:start-shape="id70" draw:start-glue-point="7" draw:end-shape="id75" draw:end-glue-point="0" svg:d="m5750 10535h2875v1250">
          <text:p/>
        </draw:connector>
        <draw:custom-shape draw:style-name="standard" draw:text-style-name="P2" xml:id="id76" draw:id="id76" draw:layer="layout" svg:width="2.25cm" svg:height="0.75cm" svg:x="3.5cm" svg:y="6.03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7" draw:id="id77" draw:layer="layout" svg:width="2.25cm" svg:height="0.75cm" svg:x="7.5cm" svg:y="13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25cm" svg:y1="6.785cm" svg:x2="4.625cm" svg:y2="7.285cm" draw:start-shape="id76" draw:start-glue-point="6" draw:end-shape="id69" draw:end-glue-point="0" svg:d="m4625 6785v500">
          <text:p/>
        </draw:connector>
        <draw:connector draw:style-name="Соединение" draw:layer="layout" svg:x1="8.625cm" svg:y1="13.285cm" svg:x2="8.625cm" svg:y2="13.785cm" draw:start-shape="id75" draw:start-glue-point="2" draw:end-shape="id77" draw:end-glue-point="4" svg:d="m8625 13285v500">
          <text:p/>
        </draw:connector>
        <draw:frame draw:style-name="Номерки" draw:layer="layout" svg:width="0.194cm" svg:height="0.386cm" svg:x="3.906cm" svg:y="5.809cm">
          <draw:text-box>
            <text:p>1</text:p>
          </draw:text-box>
        </draw:frame>
        <draw:frame draw:style-name="Номерки" draw:layer="layout" svg:width="0.194cm" svg:height="0.386cm" svg:x="3.772cm" svg:y="7.018cm">
          <draw:text-box>
            <text:p>2</text:p>
          </draw:text-box>
        </draw:frame>
        <draw:frame draw:style-name="Номерки" draw:layer="layout" svg:width="0.194cm" svg:height="0.386cm" svg:x="3.744cm" svg:y="11.507cm">
          <draw:text-box>
            <text:p>4</text:p>
          </draw:text-box>
        </draw:frame>
        <draw:frame draw:style-name="Номерки" draw:layer="layout" svg:width="0.194cm" svg:height="0.386cm" svg:x="3.748cm" svg:y="15.504cm">
          <draw:text-box>
            <text:p>6</text:p>
          </draw:text-box>
        </draw:frame>
        <draw:frame draw:style-name="gr24" draw:layer="layout" svg:width="0.194cm" svg:height="0.386cm" svg:x="3.969cm" svg:y="17.914cm">
          <draw:text-box>
            <text:p>7</text:p>
          </draw:text-box>
        </draw:frame>
        <draw:frame draw:style-name="Номерки" draw:layer="layout" svg:width="0.194cm" svg:height="0.386cm" svg:x="3.763cm" svg:y="19.512cm">
          <draw:text-box>
            <text:p>8</text:p>
          </draw:text-box>
        </draw:frame>
        <draw:frame draw:style-name="Номерки" draw:layer="layout" svg:width="0.194cm" svg:height="0.386cm" svg:x="7.745cm" svg:y="11.51cm">
          <draw:text-box>
            <text:p>9</text:p>
          </draw:text-box>
        </draw:frame>
        <draw:frame draw:style-name="Номерки" draw:layer="layout" svg:width="0.29cm" svg:height="0.386cm" svg:x="7.81cm" svg:y="13.523cm">
          <draw:text-box>
            <text:p>10</text:p>
          </draw:text-box>
        </draw:frame>
        <draw:frame draw:style-name="gr6" draw:layer="layout" svg:width="0.5cm" svg:height="0.5cm" svg:x="4.625cm" svg:y="19.113cm">
          <draw:text-box>
            <text:p>да</text:p>
          </draw:text-box>
        </draw:frame>
        <draw:frame draw:style-name="gr6" draw:layer="layout" svg:width="0.5cm" svg:height="0.5cm" svg:x="4.625cm" svg:y="11.099cm">
          <draw:text-box>
            <text:p>да</text:p>
          </draw:text-box>
        </draw:frame>
        <draw:frame draw:style-name="gr6" draw:layer="layout" svg:width="0.756cm" svg:height="0.5cm" svg:x="5.75cm" svg:y="10.035cm">
          <draw:text-box>
            <text:p>нет</text:p>
          </draw:text-box>
        </draw:frame>
        <draw:line draw:style-name="Соединение" draw:layer="layout" svg:x1="2.5cm" svg:y1="19.539cm" svg:x2="2.5cm" svg:y2="18.539cm">
          <text:p/>
        </draw:line>
        <draw:line draw:style-name="Соединение" draw:layer="layout" svg:x1="2.5cm" svg:y1="15.538cm" svg:x2="2.5cm" svg:y2="14.538cm">
          <text:p/>
        </draw:line>
        <draw:frame draw:style-name="gr12" draw:text-style-name="P7" draw:layer="layout" svg:width="10.285cm" svg:height="6cm" svg:x="7.366cm" svg:y="2.63cm">
          <draw:text-box>
            <text:p text:style-name="P7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7">function InputData(var A,B,C:MatColumn):boolean;</text:p>
            <text:p text:style-name="P7">Используемые параметры:</text:p>
            <text:p text:style-name="P7">A - массив из 2 вещественных элементов - коэффициенты при х;</text:p>
            <text:p text:style-name="P7">B - массив из 2 вещественных элементов - коэффициенты при у;</text:p>
            <text:p text:style-name="P7">С - массив из 2 вещественных элементов - свободные коэффициенты.</text:p>
            <text:p text:style-name="P7">Используемые локальные переменные:</text:p>
            <text:p text:style-name="P7">i - целое - переменная-счётчик для выбора коэффициентов уравнения;</text:p>
            <text:p text:style-name="P7">log - логическая - указывает на отсутствие ошибок ввода при значении true.</text:p>
          </draw:text-box>
        </draw:frame>
        <draw:polyline draw:style-name="gr3" xml:id="id78" draw:id="id78" draw:layer="layout" svg:width="0.599cm" svg:height="5.501cm" draw:transform="rotate (3.1415926535892) translate (7.96600000006263cm 8.128cm)" svg:viewBox="0 0 600 5502" draw:points="0,0 600,0 600,5502 0,5502">
          <text:p/>
        </draw:polyline>
        <draw:connector draw:style-name="gr4" draw:layer="layout" draw:type="line" svg:x1="7.366cm" svg:y1="5.377cm" svg:x2="5.75cm" svg:y2="6.41cm" draw:start-shape="id78" draw:start-glue-point="3" draw:end-shape="id76" draw:end-glue-point="7" svg:d="m7366 5377-1616 1033">
          <text:p/>
        </draw:connector>
        <draw:polyline draw:style-name="gr11" xml:id="id79" draw:id="id79" draw:layer="layout" svg:width="0.599cm" svg:height="3.031cm" draw:transform="rotate (3.1415926535892) translate (9.2350000000342cm 18.051cm)" svg:viewBox="0 0 600 3032" draw:points="0,0 600,0 600,3032 0,3032">
          <text:p/>
        </draw:polyline>
        <draw:connector draw:style-name="gr4" draw:layer="layout" draw:line-skew="-0.25cm" svg:x1="5.75cm" svg:y1="12.535cm" svg:x2="8.635cm" svg:y2="16.535cm" draw:start-shape="id66" draw:start-glue-point="1" draw:end-shape="id79" draw:end-glue-point="3" svg:d="m5750 12535h1043v4000h1842">
          <text:p/>
        </draw:connector>
        <draw:line draw:style-name="gr4" draw:layer="layout" svg:x1="5.75cm" svg:y1="16.525cm" svg:x2="6.941cm" svg:y2="16.525cm">
          <text:p/>
        </draw:line>
        <draw:line draw:style-name="gr4" draw:layer="layout" svg:x1="5.75cm" svg:y1="20.502cm" svg:x2="6.806cm" svg:y2="20.502cm">
          <text:p/>
        </draw:line>
        <draw:line draw:style-name="gr4" draw:layer="layout" svg:x1="6.806cm" svg:y1="16.525cm" svg:x2="6.806cm" svg:y2="20.502cm">
          <text:p/>
        </draw:line>
        <draw:frame draw:style-name="gr6" draw:text-style-name="P11" draw:layer="layout" svg:width="7.5cm" svg:height="3.535cm" svg:x="8.811cm" svg:y="15cm">
          <draw:text-box>
            <text:p text:style-name="P11">Пользовательская функция GetParam запрашивает у <text:s/>пользователя и возвращает значение некоторого вещественного числа - одного из параметров уравнения, </text:p>
            <text:p text:style-name="P11">При вызове функции передаётся имя параметра его порядковый номер и флаговая переменная для отслеживания ошибок.</text:p>
            <text:p text:style-name="P11"/>
          </draw:text-box>
        </draw:frame>
        <draw:line draw:style-name="standard" draw:layer="layout" svg:x1="6.806cm" svg:y1="16.366cm" svg:x2="6.806cm" svg:y2="16.866cm">
          <text:p/>
        </draw:line>
        <draw:frame draw:style-name="Номерки" draw:layer="layout" svg:width="0.194cm" svg:height="0.386cm" svg:x="8.699cm" svg:y="17.25cm">
          <draw:text-box>
            <text:p>0</text:p>
          </draw:text-box>
        </draw:frame>
      </draw:page>
      <draw:page draw:name="page6" draw:style-name="dp1" draw:master-page-name="Обычный">
        <draw:custom-shape draw:style-name="gr22" draw:text-style-name="P10" xml:id="id88" draw:id="id88" draw:layer="layout" svg:width="2.25cm" svg:height="1.5cm" svg:x="3.257cm" svg:y="23.379cm">
          <text:p text:style-name="P4"><text:span text:style-name="T1">log=true</text:span></text:p>
          <text:p text:style-name="P4"><text:span text:style-name="T1">GetParam=</text:span></text:p>
          <text:p text:style-name="P4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80" draw:id="id80" draw:layer="layout" svg:width="2.25cm" svg:height="1.5cm" svg:x="3.255cm" svg:y="8.378cm">
          <text:p text:style-name="P3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81" draw:id="id81" draw:layer="layout" svg:width="2.25cm" svg:height="1.5cm" svg:x="3.255cm" svg:y="10.378cm">
          <text:p text:style-name="P4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0" xml:id="id83" draw:id="id83" draw:layer="layout" svg:width="2.25cm" svg:height="1.5cm" svg:x="3.255cm" svg:y="18.878cm">
          <text:p text:style-name="P4"><text:span text:style-name="T1">temp∈ℝ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84" draw:id="id84" draw:layer="layout" svg:width="2.25cm" svg:height="1.5cm" svg:x="3.255cm" svg:y="14.378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85" draw:id="id85" draw:layer="layout" svg:width="2.25cm" svg:height="1.5cm" svg:x="3.255cm" svg:y="16.378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0" xml:id="id82" draw:id="id82" draw:layer="layout" svg:width="2.25cm" svg:height="1.5cm" svg:x="3.255cm" svg:y="12.378cm">
          <text:p text:style-name="P3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80" draw:start-glue-point="6" draw:end-shape="id81" draw:end-glue-point="5" svg:d="m4380 9790v588">
          <text:p/>
        </draw:connector>
        <draw:connector draw:style-name="Соединение" draw:layer="layout" svg:x1="4.38cm" svg:y1="11.878cm" svg:x2="4.38cm" svg:y2="12.378cm" draw:start-shape="id81" draw:start-glue-point="8" draw:end-shape="id82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83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82" draw:start-glue-point="6" draw:end-shape="id84" draw:end-glue-point="4" svg:d="m4380 13878v500">
          <text:p/>
        </draw:connector>
        <draw:connector draw:style-name="Соединение" draw:layer="layout" svg:x1="4.38cm" svg:y1="15.79cm" svg:x2="4.38cm" svg:y2="16.378cm" draw:start-shape="id84" draw:start-glue-point="6" draw:end-shape="id85" draw:end-glue-point="5" svg:d="m4380 15790v588">
          <text:p/>
        </draw:connector>
        <draw:connector draw:style-name="Соединение" xml:id="id86" draw:id="id86" draw:layer="layout" svg:x1="4.38cm" svg:y1="17.878cm" svg:x2="4.38cm" svg:y2="18.878cm" draw:start-shape="id85" draw:start-glue-point="8" draw:end-shape="id83" draw:end-glue-point="4" svg:d="m4380 17878v1000">
          <text:p/>
        </draw:connector>
        <draw:connector draw:style-name="Соединение" draw:layer="layout" draw:line-skew="0.305cm" svg:x1="5.505cm" svg:y1="13.128cm" svg:x2="4.38cm" svg:y2="18.378cm" draw:start-shape="id82" draw:start-glue-point="7" draw:end-shape="id86" draw:end-glue-point="0" svg:d="m5505 13128h521v5250h-1646">
          <text:p/>
        </draw:connector>
        <draw:connector draw:style-name="Соединение" draw:layer="layout" svg:x1="4.38cm" svg:y1="7.378cm" svg:x2="4.38cm" svg:y2="8.378cm" draw:end-shape="id80" draw:end-glue-point="4" svg:d="m4380 7378v1000">
          <text:p/>
        </draw:connector>
        <draw:custom-shape draw:style-name="gr1" draw:text-style-name="P10" xml:id="id87" draw:id="id87" draw:layer="layout" svg:width="2.25cm" svg:height="1.5cm" svg:x="3.255cm" svg:y="21.378cm">
          <text:p text:style-name="P3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83" draw:start-glue-point="6" draw:end-shape="id87" svg:d="m4380 20378v1000">
          <text:p/>
        </draw:connector>
        <draw:custom-shape draw:style-name="gr22" draw:text-style-name="P10" xml:id="id90" draw:id="id90" draw:layer="layout" svg:width="2.25cm" svg:height="1.5cm" svg:x="6.257cm" svg:y="23.379cm">
          <text:p text:style-name="P4"><text:span text:style-name="T1">log=false</text:span></text:p>
          <text:p text:style-name="P4"><text:span text:style-name="T1">GetParam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89" draw:id="id89" draw:layer="layout" svg:width="2.25cm" svg:height="0.75cm" svg:x="3.257cm" svg:y="25.879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91" draw:id="id91" draw:layer="layout" svg:x1="4.382cm" svg:y1="24.879cm" svg:x2="4.382cm" svg:y2="25.879cm" draw:start-shape="id88" draw:start-glue-point="2" draw:end-shape="id89" svg:d="m4382 24879v1000">
          <text:p/>
        </draw:connector>
        <draw:connector draw:style-name="Соединение" draw:layer="layout" svg:x1="7.382cm" svg:y1="24.879cm" svg:x2="4.382cm" svg:y2="25.379cm" draw:start-shape="id90" draw:start-glue-point="2" draw:end-shape="id91" draw:end-glue-point="0" svg:d="m7382 24879v500h-3000">
          <text:p/>
        </draw:connector>
        <draw:connector draw:style-name="Соединение" draw:layer="layout" svg:x1="4.38cm" svg:y1="22.878cm" svg:x2="4.382cm" svg:y2="23.379cm" draw:start-shape="id87" draw:start-glue-point="6" draw:end-shape="id88" draw:end-glue-point="0" svg:d="m4380 22878v252h2v249">
          <text:p/>
        </draw:connector>
        <draw:connector draw:style-name="Соединение" draw:layer="layout" svg:x1="5.505cm" svg:y1="22.128cm" svg:x2="7.382cm" svg:y2="23.379cm" draw:start-shape="id87" draw:start-glue-point="7" draw:end-shape="id90" draw:end-glue-point="0" svg:d="m5505 22128h1877v1251">
          <text:p/>
        </draw:connector>
        <draw:frame draw:style-name="gr6" draw:layer="layout" svg:width="0.5cm" svg:height="0.5cm" svg:x="5.511cm" svg:y="12.621cm">
          <draw:text-box>
            <text:p>да</text:p>
          </draw:text-box>
        </draw:frame>
        <draw:frame draw:style-name="gr6" draw:layer="layout" svg:width="0.756cm" svg:height="0.5cm" svg:x="4.386cm" svg:y="13.699cm">
          <draw:text-box>
            <text:p>нет</text:p>
          </draw:text-box>
        </draw:frame>
        <draw:frame draw:style-name="gr26" draw:layer="layout" svg:width="0.405cm" svg:height="0.386cm" svg:x="3.594cm" svg:y="25.557cm">
          <draw:text-box>
            <text:p>12</text:p>
          </draw:text-box>
        </draw:frame>
        <draw:frame draw:style-name="Номерки" draw:layer="layout" svg:width="0.239cm" svg:height="0.386cm" svg:x="6.441cm" svg:y="23.096cm">
          <draw:text-box>
            <text:p>11</text:p>
          </draw:text-box>
        </draw:frame>
        <draw:frame draw:style-name="gr27" draw:layer="layout" svg:width="0.344cm" svg:height="0.51cm" svg:x="3.579cm" svg:y="4cm">
          <draw:text-box>
            <text:p>1</text:p>
          </draw:text-box>
        </draw:frame>
        <draw:frame draw:style-name="gr14" draw:layer="layout" svg:width="0.171cm" svg:height="0.386cm" svg:x="3.738cm" svg:y="12.498cm">
          <draw:text-box>
            <text:p>5</text:p>
          </draw:text-box>
        </draw:frame>
        <draw:frame draw:style-name="gr15" draw:layer="layout" svg:width="0.194cm" svg:height="0.386cm" svg:x="3.562cm" svg:y="14.046cm">
          <draw:text-box>
            <text:p>6</text:p>
          </draw:text-box>
        </draw:frame>
        <draw:frame draw:style-name="gr16" draw:layer="layout" svg:width="0.194cm" svg:height="0.395cm" svg:x="3.9cm" svg:y="16.061cm">
          <draw:text-box>
            <text:p>7</text:p>
          </draw:text-box>
        </draw:frame>
        <draw:frame draw:style-name="Номерки" draw:layer="layout" svg:width="0.194cm" svg:height="0.386cm" svg:x="3.763cm" svg:y="18.978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194cm" svg:height="0.386cm" svg:x="3.716cm" svg:y="21.484cm">
          <draw:text-box>
            <text:p>9</text:p>
          </draw:text-box>
        </draw:frame>
        <draw:frame draw:style-name="Номерки" draw:layer="layout" svg:width="0.29cm" svg:height="0.386cm" svg:x="3.495cm" svg:y="23.115cm">
          <draw:text-box>
            <text:p>10</text:p>
          </draw:text-box>
        </draw:frame>
        <draw:frame draw:style-name="gr28" draw:layer="layout" svg:width="0.193cm" svg:height="0.386cm" svg:x="3.901cm" svg:y="10.093cm">
          <draw:text-box>
            <text:p>4</text:p>
          </draw:text-box>
        </draw:frame>
        <draw:frame draw:style-name="gr6" draw:layer="layout" svg:width="0.5cm" svg:height="0.5cm" svg:x="4.487cm" svg:y="22.751cm">
          <draw:text-box>
            <text:p>да</text:p>
          </draw:text-box>
        </draw:frame>
        <draw:frame draw:style-name="gr6" draw:layer="layout" svg:width="0.756cm" svg:height="0.5cm" svg:x="5.507cm" svg:y="21.629cm">
          <draw:text-box>
            <text:p>нет</text:p>
          </draw:text-box>
        </draw:frame>
        <draw:frame draw:style-name="gr6" draw:layer="layout" svg:width="0.5cm" svg:height="0.5cm" svg:x="4.377cm" svg:y="20.241cm">
          <draw:text-box>
            <text:p>да</text:p>
          </draw:text-box>
        </draw:frame>
        <draw:frame draw:style-name="gr6" draw:layer="layout" svg:width="0.756cm" svg:height="0.5cm" svg:x="2.505cm" svg:y="19.129cm">
          <draw:text-box>
            <text:p>нет</text:p>
          </draw:text-box>
        </draw:frame>
        <draw:frame draw:style-name="gr6" draw:layer="layout" svg:width="0.5cm" svg:height="0.5cm" svg:x="4.487cm" svg:y="7.275cm">
          <draw:text-box>
            <text:p>да</text:p>
          </draw:text-box>
        </draw:frame>
        <draw:frame draw:style-name="gr6" draw:layer="layout" svg:width="0.756cm" svg:height="0.5cm" svg:x="5.507cm" svg:y="6.153cm">
          <draw:text-box>
            <text:p>нет</text:p>
          </draw:text-box>
        </draw:frame>
        <draw:custom-shape draw:style-name="standard" draw:text-style-name="P2" xml:id="id93" draw:id="id93" draw:layer="layout" svg:width="2.25cm" svg:height="0.75cm" svg:x="3.255cm" svg:y="4.378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0" xml:id="id94" draw:id="id94" draw:layer="layout" svg:width="2.25cm" svg:height="1.5cm" svg:x="3.255cm" svg:y="5.878cm">
          <text:p text:style-name="P4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3" xml:id="id92" draw:id="id92" draw:layer="layout" svg:width="-0.599cm" svg:height="-0.854cm" svg:x="7.605cm" svg:y="11.233cm" svg:viewBox="0 0 -600 -855" draw:points="0,0 600,0 600,855 0,855">
          <text:p/>
        </draw:polyline>
        <draw:connector draw:style-name="gr4" draw:layer="layout" draw:type="line" svg:x1="7.005cm" svg:y1="10.805cm" svg:x2="5.505cm" svg:y2="9.128cm" draw:start-shape="id92" draw:start-glue-point="3" draw:end-shape="id80" draw:end-glue-point="7" svg:d="m7005 10805-1500-1677">
          <text:p/>
        </draw:connector>
        <draw:frame draw:style-name="gr10" draw:text-style-name="P11" draw:layer="layout" svg:width="5.858cm" svg:height="0.855cm" svg:x="7.142cm" svg:y="10.378cm">
          <draw:text-box>
            <text:p text:style-name="P11">«Введите»,paramName, «вещественое число.», paramCond</text:p>
          </draw:text-box>
        </draw:frame>
        <draw:connector draw:style-name="Соединение" draw:layer="layout" svg:x1="4.38cm" svg:y1="5.128cm" svg:x2="4.38cm" svg:y2="5.878cm" draw:start-shape="id93" draw:start-glue-point="6" draw:end-shape="id94" draw:end-glue-point="0" svg:d="m4380 5128v750">
          <text:p/>
        </draw:connector>
        <draw:frame draw:style-name="gr27" draw:layer="layout" svg:width="0.344cm" svg:height="0.51cm" svg:x="3.461cm" svg:y="5.555cm">
          <draw:text-box>
            <text:p>2</text:p>
          </draw:text-box>
        </draw:frame>
        <draw:frame draw:style-name="gr29" draw:text-style-name="P11" draw:layer="layout" svg:width="9.358cm" svg:height="6.403cm" svg:x="7.142cm" svg:y="3.975cm">
          <draw:text-box>
            <text:p text:style-name="P11">Пользовательская функция GetParam запрашивает у <text:s/>пользователя и возвращает значение некоторого вещественного числа - одного из параметров помска корня.</text:p>
            <text:p text:style-name="P11">function GetParam(const paramName:char;</text:p>
            <text:p text:style-name="P14"><text:s/>const paramCond:string; var log:boolean):real;</text:p>
            <text:p text:style-name="P11">Используемые параметры</text:p>
            <text:p text:style-name="P11">paramName - символ - имя запрашиваемого параметра;</text:p>
            <text:p text:style-name="P11">paramCond - строка - дополнительная информация о параметре;</text:p>
            <text:p text:style-name="P11">log - логическая - отслеживает наличие ошибок.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вещественное - временная переменная для хранения запрошенного числа</text:p>
            <text:p text:style-name="P11"/>
            <text:p text:style-name="P11"/>
          </draw:text-box>
        </draw:frame>
        <draw:polyline draw:style-name="gr3" xml:id="id95" draw:id="id95" draw:layer="layout" svg:width="0.599cm" svg:height="5.815cm" draw:transform="rotate (3.1415926535892) translate (7.60500000005865cm 9.663cm)" svg:viewBox="0 0 600 5816" draw:points="0,0 600,0 600,5816 0,5816">
          <text:p/>
        </draw:polyline>
        <draw:connector draw:style-name="gr4" draw:layer="layout" draw:type="line" svg:x1="7.005cm" svg:y1="6.755cm" svg:x2="5.505cm" svg:y2="4.753cm" draw:start-shape="id95" draw:start-glue-point="3" draw:end-shape="id93" draw:end-glue-point="7" svg:d="m7005 6755-1500-2002">
          <text:p/>
        </draw:connector>
      </draw:page>
      <draw:page draw:name="page7" draw:style-name="dp1" draw:master-page-name="Обычный">
        <draw:custom-shape draw:style-name="standard" draw:text-style-name="P2" xml:id="id96" draw:id="id96" draw:layer="layout" svg:width="2.25cm" svg:height="0.75cm" svg:x="9cm" svg:y="5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394cm" svg:y="4.963cm">
          <draw:text-box>
            <text:p>1</text:p>
          </draw:text-box>
        </draw:frame>
        <draw:connector draw:style-name="Соединение" draw:layer="layout" svg:x1="10.125cm" svg:y1="6cm" svg:x2="10.125cm" svg:y2="6.5cm" draw:start-shape="id96" draw:start-glue-point="6" draw:end-shape="id97" draw:end-glue-point="4" svg:d="m10125 6000v500">
          <text:p/>
        </draw:connector>
        <draw:custom-shape draw:style-name="standard" draw:text-style-name="P2" xml:id="id97" draw:id="id97" draw:layer="layout" svg:width="2.25cm" svg:height="1.5cm" svg:x="9cm" svg:y="6.5cm">
          <text:p text:style-name="P3"><text:span text:style-name="T1">Вывести параметры расчет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98" draw:id="id98" draw:layer="layout" svg:width="2.25cm" svg:height="1.5cm" svg:x="9cm" svg:y="8.5cm">
          <text:p text:style-name="P3"><text:span text:style-name="T1">Продолжить</text:span></text:p>
          <text:p text:style-name="P3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99" draw:id="id99" draw:layer="layout" svg:width="2.25cm" svg:height="1.5cm" svg:x="9cm" svg:y="10.5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10" xml:id="id100" draw:id="id100" draw:layer="layout" svg:width="2.25cm" svg:height="1.5cm" svg:x="9cm" svg:y="12.5cm">
          <text:p text:style-name="P4"><text:span text:style-name="T1">CheckData=</text:span></text:p>
          <text:p text:style-name="P4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9.165cm" svg:y="6.213cm">
          <draw:text-box>
            <text:p>2</text:p>
          </draw:text-box>
        </draw:frame>
        <draw:custom-shape draw:style-name="standard" draw:text-style-name="P2" xml:id="id101" draw:id="id101" draw:layer="layout" svg:width="2.25cm" svg:height="0.75cm" svg:x="9cm" svg:y="14.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225cm" svg:y="8.191cm">
          <draw:text-box>
            <text:p>3</text:p>
          </draw:text-box>
        </draw:frame>
        <draw:connector draw:style-name="Соединение" draw:layer="layout" svg:x1="10.125cm" svg:y1="7.912cm" svg:x2="10.125cm" svg:y2="8.5cm" draw:start-shape="id97" draw:start-glue-point="6" draw:end-shape="id98" draw:end-glue-point="4" svg:d="m10125 7912v588">
          <text:p/>
        </draw:connector>
        <draw:connector draw:style-name="Соединение" draw:layer="layout" svg:x1="10.125cm" svg:y1="9.912cm" svg:x2="10.125cm" svg:y2="10.5cm" draw:start-shape="id98" draw:start-glue-point="6" draw:end-shape="id99" draw:end-glue-point="5" svg:d="m10125 9912v588">
          <text:p/>
        </draw:connector>
        <draw:connector draw:style-name="Соединение" draw:layer="layout" svg:x1="10.125cm" svg:y1="12cm" svg:x2="10.125cm" svg:y2="12.5cm" draw:start-shape="id99" draw:start-glue-point="8" draw:end-shape="id100" draw:end-glue-point="0" svg:d="m10125 12000v500">
          <text:p/>
        </draw:connector>
        <draw:connector draw:style-name="Соединение" draw:layer="layout" svg:x1="10.125cm" svg:y1="14cm" svg:x2="10.125cm" svg:y2="14.5cm" draw:start-shape="id100" draw:start-glue-point="2" draw:end-shape="id101" draw:end-glue-point="4" svg:d="m10125 14000v500">
          <text:p/>
        </draw:connector>
        <draw:frame draw:style-name="Номерки" draw:layer="layout" svg:width="0.194cm" svg:height="0.386cm" svg:x="9.379cm" svg:y="14.243cm">
          <draw:text-box>
            <text:p>6</text:p>
          </draw:text-box>
        </draw:frame>
        <draw:polyline draw:style-name="gr3" xml:id="id102" draw:id="id102" draw:layer="layout" svg:width="0.599cm" svg:height="5.583cm" draw:transform="rotate (3.1415926535892) translate (13.5000000001893cm 8.408cm)" svg:viewBox="0 0 600 5584" draw:points="0,0 600,0 600,5584 0,5584">
          <text:p/>
        </draw:polyline>
        <draw:connector draw:style-name="gr4" draw:layer="layout" draw:type="line" svg:x1="11.25cm" svg:y1="5.625cm" svg:x2="12.9cm" svg:y2="5.616cm" draw:start-shape="id96" draw:start-glue-point="7" draw:end-shape="id102" draw:end-glue-point="3" svg:d="m11250 5625 1650-9">
          <text:p/>
        </draw:connector>
        <draw:frame draw:style-name="gr5" draw:text-style-name="P7" draw:layer="layout" svg:width="7cm" svg:height="6.161cm" svg:x="13cm" svg:y="2.908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11"><text:span text:style-name="T4">function CheckData(const A,B,C:MatColumn</text:span></text:p>
            <text:p text:style-name="P15"><text:span text:style-name="T4">):boolean;</text:span></text:p>
            <text:p text:style-name="P7">Используемые параметры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Используемые локальные переменные:</text:p>
            <text:p text:style-name="P7">ch - символ - ответ пользователя ('Y'/'N') на запрос программы.</text:p>
            <text:p text:style-name="P7"/>
            <text:p text:style-name="P7"/>
          </draw:text-box>
        </draw:frame>
        <draw:frame draw:style-name="gr30" draw:text-style-name="P8" draw:layer="layout" svg:width="5.18cm" svg:height="2.36cm" svg:x="2.84cm" svg:y="6.051cm">
          <draw:text-box>
            <text:p text:style-name="P8">«Будет выполнен поиск корня функции на интервале от %a% до %b% с точностью %eps%. Продолжить?(Y/N)» (Знаки '%' означают вывод значения переменной)</text:p>
          </draw:text-box>
        </draw:frame>
        <draw:polyline draw:style-name="gr3" xml:id="id103" draw:id="id103" draw:layer="layout" svg:width="0.599cm" svg:height="2.359cm" svg:x="7.34cm" svg:y="6.051cm" svg:viewBox="0 0 600 2360" draw:points="0,0 600,0 600,2360 0,2360">
          <text:p/>
        </draw:polyline>
        <draw:connector draw:style-name="gr4" draw:layer="layout" draw:type="line" svg:x1="9cm" svg:y1="7.25cm" svg:x2="7.94cm" svg:y2="7.231cm" draw:start-shape="id97" draw:start-glue-point="5" draw:end-shape="id103" draw:end-glue-point="1" svg:d="m9000 7250-1060-19">
          <text:p/>
        </draw:connector>
        <draw:frame draw:style-name="gr31" draw:layer="layout" svg:width="0.194cm" svg:height="0.386cm" svg:x="9.208cm" svg:y="12.222cm">
          <draw:text-box>
            <text:p>5</text:p>
          </draw:text-box>
        </draw:frame>
        <draw:frame draw:style-name="Номерки" draw:layer="layout" svg:width="0.194cm" svg:height="0.386cm" svg:x="9.568cm" svg:y="10.203cm">
          <draw:text-box>
            <text:p>4</text:p>
          </draw:text-box>
        </draw:frame>
      </draw:page>
      <draw:page draw:name="page8" draw:style-name="dp1" draw:master-page-name="Обычный">
        <draw:custom-shape draw:style-name="standard" draw:text-style-name="P2" xml:id="id104" draw:id="id104" draw:layer="layout" svg:width="2.25cm" svg:height="0.75cm" svg:x="9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105" draw:id="id105" draw:layer="layout" svg:width="2.25cm" svg:height="1.5cm" svg:x="9cm" svg:y="4.5cm">
          <text:p text:style-name="P4"><text:span text:style-name="T1">d=GetDet(A,B)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06" draw:id="id106" draw:layer="layout" svg:width="2.25cm" svg:height="1.5cm" svg:x="9cm" svg:y="6.5cm">
          <text:p text:style-name="P3"><text:span text:style-name="T1">d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0" xml:id="id108" draw:id="id108" draw:layer="layout" svg:width="2.25cm" svg:height="1.5cm" svg:x="9cm" svg:y="8.5cm">
          <text:p text:style-name="P4"><text:span text:style-name="T1">dx=GetDet(C,B)</text:span></text:p>
          <text:p text:style-name="P4"><text:span text:style-name="T1">dy=GetDet(A,C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9" draw:id="id109" draw:layer="layout" svg:width="2.25cm" svg:height="1.5cm" svg:x="9cm" svg:y="10.5cm">
          <text:p text:style-name="P4"><text:span text:style-name="T1">x=dx\d</text:span></text:p>
          <text:p text:style-name="P4"><text:span text:style-name="T1">y=dy\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0" draw:id="id110" draw:layer="layout" svg:width="2.25cm" svg:height="1.5cm" svg:x="9cm" svg:y="12.5cm">
          <text:p text:style-name="P4"><text:span text:style-name="T1">SolveSys=tru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7" draw:id="id107" draw:layer="layout" svg:width="2.25cm" svg:height="1.5cm" svg:x="12.25cm" svg:y="8.5cm">
          <text:p text:style-name="P4"><text:span text:style-name="T1">SolveSys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11" draw:id="id111" draw:layer="layout" svg:width="2.25cm" svg:height="0.75cm" svg:x="9cm" svg:y="1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125cm" svg:y1="4cm" svg:x2="10.125cm" svg:y2="4.5cm" draw:start-shape="id104" draw:start-glue-point="6" draw:end-shape="id105" draw:end-glue-point="0" svg:d="m10125 4000v500">
          <text:p/>
        </draw:connector>
        <draw:connector draw:style-name="Соединение" draw:layer="layout" svg:x1="10.125cm" svg:y1="6cm" svg:x2="10.125cm" svg:y2="6.5cm" draw:start-shape="id105" draw:start-glue-point="2" draw:end-shape="id106" draw:end-glue-point="4" svg:d="m10125 6000v500">
          <text:p/>
        </draw:connector>
        <draw:connector draw:style-name="Соединение" draw:layer="layout" svg:x1="11.25cm" svg:y1="7.25cm" svg:x2="13.375cm" svg:y2="8.5cm" draw:start-shape="id106" draw:start-glue-point="7" draw:end-shape="id107" draw:end-glue-point="0" svg:d="m11250 7250h2125v1250">
          <text:p/>
        </draw:connector>
        <draw:connector draw:style-name="Соединение" draw:layer="layout" svg:x1="10.125cm" svg:y1="8cm" svg:x2="10.125cm" svg:y2="8.5cm" draw:start-shape="id106" draw:start-glue-point="6" draw:end-shape="id108" draw:end-glue-point="0" svg:d="m10125 8000v500">
          <text:p/>
        </draw:connector>
        <draw:connector draw:style-name="Соединение" draw:layer="layout" svg:x1="10.125cm" svg:y1="10cm" svg:x2="10.125cm" svg:y2="10.5cm" draw:start-shape="id108" draw:start-glue-point="2" draw:end-shape="id109" draw:end-glue-point="0" svg:d="m10125 10000v500">
          <text:p/>
        </draw:connector>
        <draw:connector draw:style-name="Соединение" draw:layer="layout" svg:x1="10.125cm" svg:y1="12cm" svg:x2="10.125cm" svg:y2="12.5cm" draw:start-shape="id109" draw:start-glue-point="2" draw:end-shape="id110" draw:end-glue-point="0" svg:d="m10125 12000v500">
          <text:p/>
        </draw:connector>
        <draw:connector draw:style-name="Соединение" xml:id="id112" draw:id="id112" draw:layer="layout" svg:x1="10.125cm" svg:y1="14cm" svg:x2="10.125cm" svg:y2="15cm" draw:start-shape="id110" draw:start-glue-point="2" draw:end-shape="id111" draw:end-glue-point="4" svg:d="m10125 14000v1000">
          <text:p/>
        </draw:connector>
        <draw:connector draw:style-name="Соединение" draw:layer="layout" draw:line-skew="2.5cm" svg:x1="13.375cm" svg:y1="10cm" svg:x2="10.125cm" svg:y2="14.5cm" draw:start-shape="id107" draw:start-glue-point="2" draw:end-shape="id112" draw:end-glue-point="0" svg:d="m13375 10000v4500h-3250v0">
          <text:p/>
        </draw:connector>
        <draw:frame draw:style-name="gr17" draw:text-style-name="P7" draw:layer="layout" svg:width="7cm" svg:height="6cm" svg:x="12.999cm" svg:y="1cm">
          <draw:text-box>
            <text:p text:style-name="P7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7">function SolveSys(const A,B,C:MatColumn;</text:p>
            <text:p text:style-name="P16"><text:s/>var x,y:real):boolean;</text:p>
            <text:p text:style-name="P7">Используемые параметры:</text:p>
            <text:p text:style-name="P7">A - массив из 2 вещественных элементов - коэффициенты при х;</text:p>
            <text:p text:style-name="P7">B - массив из 2 вещественных элементов - коэффициенты при у;</text:p>
            <text:p text:style-name="P7">С - массив из 2 вещественных элементов - свободные коэффициенты;</text:p>
            <text:p text:style-name="P7">x и у - вещественные числа - корни системы уравнений.</text:p>
            <text:p text:style-name="P16"/>
            <text:p text:style-name="P7"/>
          </draw:text-box>
        </draw:frame>
        <draw:polyline draw:style-name="gr3" xml:id="id113" draw:id="id113" draw:layer="layout" svg:width="0.599cm" svg:height="5.815cm" draw:transform="rotate (3.1415926535892) translate (13.4250000000586cm 6.816cm)" svg:viewBox="0 0 600 5816" draw:points="0,0 600,0 600,5816 0,5816">
          <text:p/>
        </draw:polyline>
        <draw:connector draw:style-name="gr4" draw:layer="layout" draw:type="line" svg:x1="12.825cm" svg:y1="3.908cm" svg:x2="11.25cm" svg:y2="3.625cm" draw:start-shape="id113" draw:start-glue-point="3" draw:end-shape="id104" draw:end-glue-point="7" svg:d="m12825 3908-1575-283">
          <text:p/>
        </draw:connector>
        <draw:polyline draw:style-name="gr3" xml:id="id114" draw:id="id114" draw:layer="layout" svg:width="0.599cm" svg:height="2.499cm" svg:x="7.5cm" svg:y="5cm" svg:viewBox="0 0 600 2500" draw:points="0,0 600,0 600,2500 0,2500">
          <text:p/>
        </draw:polyline>
        <draw:frame draw:style-name="gr30" draw:text-style-name="P8" draw:layer="layout" svg:width="4.5cm" svg:height="2cm" svg:x="3.463cm" svg:y="5.236cm">
          <draw:text-box>
            <text:p text:style-name="P8">Пользовательская функция GetDet возвращает значение определителя, составленного из двух переданных матриц-столбцов.</text:p>
          </draw:text-box>
        </draw:frame>
        <draw:connector draw:style-name="gr4" draw:layer="layout" svg:x1="8.1cm" svg:y1="6.25cm" svg:x2="9cm" svg:y2="5.25cm" draw:start-shape="id114" draw:start-glue-point="1" draw:end-shape="id105" draw:end-glue-point="3" svg:d="m8100 6250h300v-1000h600">
          <text:p/>
        </draw:connector>
        <draw:connector draw:style-name="gr4" draw:layer="layout" svg:x1="8.1cm" svg:y1="6.25cm" svg:x2="9cm" svg:y2="9.25cm" draw:start-shape="id114" draw:start-glue-point="1" draw:end-shape="id108" draw:end-glue-point="3" svg:d="m8100 6250h300v3000h600">
          <text:p/>
        </draw:connector>
        <draw:frame draw:style-name="Номерки" draw:layer="layout" svg:width="0.194cm" svg:height="0.386cm" svg:x="9.451cm" svg:y="3.056cm">
          <draw:text-box>
            <text:p>1</text:p>
          </draw:text-box>
        </draw:frame>
        <draw:frame draw:style-name="Номерки" draw:layer="layout" svg:width="0.194cm" svg:height="0.386cm" svg:x="9.196cm" svg:y="4.186cm">
          <draw:text-box>
            <text:p>2</text:p>
          </draw:text-box>
        </draw:frame>
        <draw:frame draw:style-name="gr32" draw:layer="layout" svg:width="0.5cm" svg:height="0.386cm" svg:x="9.339cm" svg:y="6.603cm">
          <draw:text-box>
            <text:p>3</text:p>
          </draw:text-box>
        </draw:frame>
        <draw:frame draw:style-name="Номерки" draw:layer="layout" svg:width="0.194cm" svg:height="0.386cm" svg:x="9.226cm" svg:y="8.191cm">
          <draw:text-box>
            <text:p>4</text:p>
          </draw:text-box>
        </draw:frame>
        <draw:frame draw:style-name="Номерки" draw:layer="layout" svg:width="0.194cm" svg:height="0.386cm" svg:x="9.38cm" svg:y="14.721cm">
          <draw:text-box>
            <text:p>7</text:p>
          </draw:text-box>
        </draw:frame>
        <draw:frame draw:style-name="gr31" draw:layer="layout" svg:width="0.194cm" svg:height="0.386cm" svg:x="9.209cm" svg:y="12.222cm">
          <draw:text-box>
            <text:p>6</text:p>
          </draw:text-box>
        </draw:frame>
        <draw:frame draw:style-name="Номерки" draw:layer="layout" svg:width="0.194cm" svg:height="0.386cm" svg:x="9.255cm" svg:y="10.178cm">
          <draw:text-box>
            <text:p>5</text:p>
          </draw:text-box>
        </draw:frame>
      </draw:page>
      <draw:page draw:name="page9" draw:style-name="dp1" draw:master-page-name="Обычный">
        <draw:custom-shape draw:style-name="standard" draw:text-style-name="P2" xml:id="id115" draw:id="id115" draw:layer="layout" svg:width="2.25cm" svg:height="0.75cm" svg:x="3cm" svg:y="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116" draw:id="id116" draw:layer="layout" svg:width="2.25cm" svg:height="1.5cm" svg:x="3cm" svg:y="5.25cm">
          <text:p text:style-name="P4"><text:span text:style-name="T1">GetDet=A[1]*</text:span></text:p>
          <text:p text:style-name="P4"><text:span text:style-name="T1">*B[2]-A[2]*B[1]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17" draw:id="id117" draw:layer="layout" svg:width="2.25cm" svg:height="0.75cm" svg:x="3cm" svg:y="7.2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119" draw:id="id119" draw:layer="layout" svg:width="2.25cm" svg:height="1.5cm" svg:x="3.5cm" svg:y="11.75cm">
          <text:p text:style-name="P3"><text:span text:style-name="T1">Ответ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120" draw:id="id120" draw:layer="layout" svg:width="2.25cm" svg:height="1.5cm" svg:x="3.5cm" svg:y="13.75cm">
          <text:p text:style-name="P3"><text:span text:style-name="T1">«x = »,x</text:span></text:p>
          <text:p text:style-name="P3"><text:span text:style-name="T1">«y = »,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118" draw:id="id118" draw:layer="layout" svg:width="2.25cm" svg:height="0.75cm" svg:x="3.5cm" svg:y="10.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121" draw:id="id121" draw:layer="layout" svg:width="2.25cm" svg:height="0.75cm" svg:x="3.5cm" svg:y="15.7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125cm" svg:y1="4.75cm" svg:x2="4.125cm" svg:y2="5.25cm" draw:start-shape="id115" draw:start-glue-point="6" draw:end-shape="id116" draw:end-glue-point="0" svg:d="m4125 4750v500">
          <text:p/>
        </draw:connector>
        <draw:connector draw:style-name="Соединение" draw:layer="layout" svg:x1="4.125cm" svg:y1="6.75cm" svg:x2="4.125cm" svg:y2="7.25cm" draw:start-shape="id116" draw:start-glue-point="2" draw:end-shape="id117" draw:end-glue-point="4" svg:d="m4125 6750v500">
          <text:p/>
        </draw:connector>
        <draw:connector draw:style-name="Соединение" draw:layer="layout" svg:x1="4.625cm" svg:y1="11.25cm" svg:x2="4.625cm" svg:y2="11.75cm" draw:start-shape="id118" draw:start-glue-point="6" draw:end-shape="id119" draw:end-glue-point="4" svg:d="m4625 11250v500">
          <text:p/>
        </draw:connector>
        <draw:connector draw:style-name="Соединение" draw:layer="layout" svg:x1="4.625cm" svg:y1="13.162cm" svg:x2="4.625cm" svg:y2="13.75cm" draw:start-shape="id119" draw:start-glue-point="6" draw:end-shape="id120" draw:end-glue-point="4" svg:d="m4625 13162v588">
          <text:p/>
        </draw:connector>
        <draw:connector draw:style-name="Соединение" draw:layer="layout" svg:x1="4.625cm" svg:y1="15.162cm" svg:x2="4.625cm" svg:y2="15.75cm" draw:start-shape="id120" draw:start-glue-point="6" draw:end-shape="id121" draw:end-glue-point="4" svg:d="m4625 15162v588">
          <text:p/>
        </draw:connector>
        <draw:frame draw:style-name="gr30" draw:text-style-name="P11" draw:layer="layout" svg:width="7cm" svg:height="3.859cm" svg:x="6.581cm" svg:y="3.938cm">
          <draw:text-box>
            <text:p text:style-name="P11">Пользовательская функция GetDet возвращает значение определителя, составленного из двух переданных матриц-столбцов.</text:p>
            <text:p text:style-name="P11">function GetDet(const A,B:MatColumn):real;</text:p>
            <text:p text:style-name="P7">Используемые параметры:</text:p>
            <text:p text:style-name="P7">A - массив из 2 вещественных элементов - первый столбец определителя;</text:p>
            <text:p text:style-name="P7">B - массив из 2 вещественных элементов - второй столбец определителя.</text:p>
          </draw:text-box>
        </draw:frame>
        <draw:polyline draw:style-name="gr3" xml:id="id122" draw:id="id122" draw:layer="layout" svg:width="0.599cm" svg:height="3.858cm" draw:transform="rotate (3.1415926535892) translate (7.00000000003952cm 7.797cm)" svg:viewBox="0 0 600 3859" draw:points="0,0 600,0 600,3859 0,3859">
          <text:p/>
        </draw:polyline>
        <draw:connector draw:style-name="gr4" draw:layer="layout" draw:type="line" svg:x1="6.4cm" svg:y1="5.867cm" svg:x2="5.25cm" svg:y2="4.375cm" draw:start-shape="id122" draw:start-glue-point="3" draw:end-shape="id115" draw:end-glue-point="7" svg:d="m6400 5867-1150-1492">
          <text:p/>
        </draw:connector>
        <draw:frame draw:style-name="gr2" draw:text-style-name="P8" draw:layer="layout" svg:width="5.5cm" svg:height="3.233cm" svg:x="7.15cm" svg:y="10.391cm">
          <draw:text-box>
            <text:p text:style-name="P11">Подпрограмма PrintData выводит полученные корни системы уравнений на экран.</text:p>
            <text:p text:style-name="P11">procedure PrintData(const x,y:real);</text:p>
            <text:p text:style-name="P11">Используемые параметры:</text:p>
            <text:p text:style-name="P7">x и у - вещественные числа - корни системы уравнений.</text:p>
            <text:p text:style-name="P11"/>
          </draw:text-box>
        </draw:frame>
        <draw:polyline draw:style-name="gr3" xml:id="id123" draw:id="id123" draw:layer="layout" svg:width="0.599cm" svg:height="2.8cm" draw:transform="rotate (3.1415926535892) translate (7.75000000002822cm 13.192cm)" svg:viewBox="0 0 600 2801" draw:points="0,0 600,0 600,2801 0,2801">
          <text:p/>
        </draw:polyline>
        <draw:connector draw:style-name="gr4" draw:layer="layout" draw:type="line" svg:x1="7.15cm" svg:y1="11.791cm" svg:x2="5.75cm" svg:y2="10.875cm" draw:start-shape="id123" draw:start-glue-point="3" draw:end-shape="id118" draw:end-glue-point="7" svg:d="m7150 11791-1400-916">
          <text:p/>
        </draw:connector>
        <draw:frame draw:style-name="Номерки" draw:layer="layout" svg:width="0.194cm" svg:height="0.386cm" svg:x="3.345cm" svg:y="3.689cm">
          <draw:text-box>
            <text:p>1</text:p>
          </draw:text-box>
        </draw:frame>
        <draw:frame draw:style-name="Номерки" draw:layer="layout" svg:width="0.194cm" svg:height="0.386cm" svg:x="3.186cm" svg:y="5.011cm">
          <draw:text-box>
            <text:p>2</text:p>
          </draw:text-box>
        </draw:frame>
        <draw:frame draw:style-name="gr32" draw:layer="layout" svg:width="0.5cm" svg:height="0.386cm" svg:x="3.233cm" svg:y="6.98cm">
          <draw:text-box>
            <text:p>3</text:p>
          </draw:text-box>
        </draw:frame>
        <draw:frame draw:style-name="Номерки" draw:layer="layout" svg:width="0.194cm" svg:height="0.386cm" svg:x="3.919cm" svg:y="10.197cm">
          <draw:text-box>
            <text:p>1</text:p>
          </draw:text-box>
        </draw:frame>
        <draw:frame draw:style-name="gr31" draw:layer="layout" svg:width="0.194cm" svg:height="0.386cm" svg:x="3.742cm" svg:y="13.493cm">
          <draw:text-box>
            <text:p>3</text:p>
          </draw:text-box>
        </draw:frame>
        <draw:frame draw:style-name="Номерки" draw:layer="layout" svg:width="0.194cm" svg:height="0.386cm" svg:x="3.708cm" svg:y="11.466cm">
          <draw:text-box>
            <text:p>2</text:p>
          </draw:text-box>
        </draw:frame>
        <draw:frame draw:style-name="gr31" draw:layer="layout" svg:width="0.194cm" svg:height="0.386cm" svg:x="3.885cm" svg:y="15.47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4-24T21:05:55.39</dc:date>
    <meta:editing-duration>P1DT1H17M42S</meta:editing-duration>
    <meta:editing-cycles>133</meta:editing-cycles>
    <meta:generator>LibreOffice/3.3$Win32 LibreOffice_project/330m19$Build-8</meta:generator>
    <meta:document-statistic meta:object-count="403"/>
  </office:meta>
</office:document-meta>
</file>